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UnsuccessfulTouches</text:p>
          </table:table-cell>
          <table:table-cell table:style-name="ce2" office:value-type="string" calcext:value-type="string">
            <text:p>Dispossessed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2</text:p>
          </table:table-cell>
          <table:table-cell table:formula="of:=RIGHT([.A2];LEN([.A2])-1)" office:value-type="string" office:string-value="AlexSantos FC, 23, D(C)" calcext:value-type="string">
            <text:p>AlexSantos FC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64</text:p>
          </table:table-cell>
          <table:table-cell table:formula="of:=RIGHT([.A3];LEN([.A3])-1)" office:value-type="string" office:string-value="RenanAtletico GO, 33, GK" calcext:value-type="string">
            <text:p>RenanAtletico GO, 33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50</text:p>
          </table:table-cell>
          <table:table-cell table:formula="of:=RIGHT([.A4];LEN([.A4])-1)" office:value-type="string" office:string-value="AirtonAmerica MG, 28, Goalkeeper" calcext:value-type="string">
            <text:p>AirtonAmerica MG, 28, Goalkeeper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7</text:p>
          </table:table-cell>
          <table:table-cell table:formula="of:=RIGHT([.A5];LEN([.A5])-1)" office:value-type="string" office:string-value="AndreyCoritiba, 24, M(C)" calcext:value-type="string">
            <text:p>AndreyCoritiba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4</text:p>
          </table:table-cell>
          <table:table-cell table:formula="of:=RIGHT([.A6];LEN([.A6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42</text:p>
          </table:table-cell>
          <table:table-cell table:formula="of:=RIGHT([.A7];LEN([.A7])-1)" office:value-type="string" office:string-value="Marcelo LombaPalmeiras, 35, GK" calcext:value-type="string">
            <text:p>Marcelo LombaPalmeiras, 3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40</text:p>
          </table:table-cell>
          <table:table-cell table:formula="of:=RIGHT([.A8];LEN([.A8])-1)" office:value-type="string" office:string-value="Emanuel BrítezFortaleza, 30, D(CLR)" calcext:value-type="string">
            <text:p>Emanuel BrítezFortaleza, 30, D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0</text:p>
          </table:table-cell>
          <table:table-cell table:formula="of:=RIGHT([.A9];LEN([.A9])-1)" office:value-type="string" office:string-value="Andrés D'AlessandroInternacional, 41, AM(CR)" calcext:value-type="string">
            <text:p>Andrés D'AlessandroInternacional, 41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39</text:p>
          </table:table-cell>
          <table:table-cell table:formula="of:=RIGHT([.A10];LEN([.A10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36</text:p>
          </table:table-cell>
          <table:table-cell table:formula="of:=RIGHT([.A11];LEN([.A11])-2)" office:value-type="string" office:string-value="Felipe AlvesJuventude, 34, GK" calcext:value-type="string">
            <text:p>Felipe AlvesJuventude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30</text:p>
          </table:table-cell>
          <table:table-cell table:formula="of:=RIGHT([.A12];LEN([.A12])-2)" office:value-type="string" office:string-value="Marcio SilvaCoritiba, 21, Defender" calcext:value-type="string">
            <text:p>Marcio SilvaCoritiba, 21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8</text:p>
          </table:table-cell>
          <table:table-cell table:formula="of:=RIGHT([.A13];LEN([.A13])-2)" office:value-type="string" office:string-value="Benjamín KuscevicPalmeiras, 26, D(C)" calcext:value-type="string">
            <text:p>Benjamín KuscevicPalmeiras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27</text:p>
          </table:table-cell>
          <table:table-cell table:formula="of:=RIGHT([.A14];LEN([.A14])-2)" office:value-type="string" office:string-value="Igor RabelloAtletico MG, 27, D(C)" calcext:value-type="string">
            <text:p>Igor RabelloAtletico MG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7.25</text:p>
          </table:table-cell>
          <table:table-cell table:formula="of:=RIGHT([.A15];LEN([.A15])-2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2</text:p>
          </table:table-cell>
          <table:table-cell table:formula="of:=RIGHT([.A16];LEN([.A16])-2)" office:value-type="string" office:string-value="DiegoGoias, 26, D(R),M(R)" calcext:value-type="string">
            <text:p>DiegoGoias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20</text:p>
          </table:table-cell>
          <table:table-cell table:formula="of:=RIGHT([.A17];LEN([.A17])-2)" office:value-type="string" office:string-value="ÉvertonFlamengo, 26, AM(CLR),FW" calcext:value-type="string">
            <text:p>ÉvertonFlamengo, 2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9</text:p>
          </table:table-cell>
          <table:table-cell table:formula="of:=RIGHT([.A18];LEN([.A18])-2)" office:value-type="string" office:string-value="Gustavo HenriqueFlamengo, 29, D(C)" calcext:value-type="string">
            <text:p>Gustavo HenriqueFlamengo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18</text:p>
          </table:table-cell>
          <table:table-cell table:formula="of:=RIGHT([.A19];LEN([.A19])-2)" office:value-type="string" office:string-value="Igor PaixãoCoritiba, 22, AM(L)" calcext:value-type="string">
            <text:p>Igor PaixãoCoritiba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20];LEN([.A20])-2)" office:value-type="string" office:string-value="Ygor NogueiraJuventude, 27, D(C)" calcext:value-type="string">
            <text:p>Ygor NogueiraJuventude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21];LEN([.A21])-2)" office:value-type="string" office:string-value="JoaquimCuiaba, 23, D(C)" calcext:value-type="string">
            <text:p>JoaquimCuiaba, 23, D(C)</text:p>
          </table:table-cell>
        </table:table-row>
        <table:table-row table:style-name="ro4">
          <table:table-cell table:style-name="Default" table:number-columns-repeated="7"/>
          <table:table-cell table:formula="of:=RIGHT([.A22];LEN([.A22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23];LEN([.A23])-2)" office:value-type="string" office:string-value="MuriloPalmeiras, 25, D(C),DMC" calcext:value-type="string">
            <text:p>MuriloPalmeiras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.17</text:p>
          </table:table-cell>
          <table:table-cell table:formula="of:=RIGHT([.A24];LEN([.A24])-2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6</text:p>
          </table:table-cell>
          <table:table-cell table:formula="of:=RIGHT([.A25];LEN([.A25])-2)" office:value-type="string" office:string-value="SidimarGoias, 30, D(C)" calcext:value-type="string">
            <text:p>SidimarGoias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5</text:p>
          </table:table-cell>
          <table:table-cell table:formula="of:=RIGHT([.A26];LEN([.A26])-2)" office:value-type="string" office:string-value="Fernando MiguelFortaleza, 37, GK" calcext:value-type="string">
            <text:p>Fernando Miguel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27];LEN([.A27])-2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14</text:p>
          </table:table-cell>
          <table:table-cell table:formula="of:=RIGHT([.A28];LEN([.A28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3</text:p>
          </table:table-cell>
          <table:table-cell table:formula="of:=RIGHT([.A29];LEN([.A29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13</text:p>
          </table:table-cell>
          <table:table-cell table:formula="of:=RIGHT([.A30];LEN([.A30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12</text:p>
          </table:table-cell>
          <table:table-cell table:formula="of:=RIGHT([.A31];LEN([.A31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32];LEN([.A32])-2)" office:value-type="string" office:string-value="AndersonAthletico Paranaense, 24, Goalkeeper" calcext:value-type="string">
            <text:p>AndersonAthletico Paranaense, 24, Goalkeeper</text:p>
          </table:table-cell>
        </table:table-row>
        <table:table-row table:style-name="ro2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33];LEN([.A33])-2)" office:value-type="string" office:string-value="Matheus CavichioliAmerica MG, 36, GK" calcext:value-type="string">
            <text:p>Matheus CavichioliAmerica MG, 36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9</text:p>
          </table:table-cell>
          <table:table-cell table:formula="of:=RIGHT([.A34];LEN([.A34])-2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6</text:p>
          </table:table-cell>
          <table:table-cell table:formula="of:=RIGHT([.A35];LEN([.A35])-2)" office:value-type="string" office:string-value="AndréFluminense, 21, DMC" calcext:value-type="string">
            <text:p>AndréFluminense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05</text:p>
          </table:table-cell>
          <table:table-cell table:formula="of:=RIGHT([.A36];LEN([.A36])-2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37];LEN([.A37])-2)" office:value-type="string" office:string-value="CássioCorinthians, 35, GK" calcext:value-type="string">
            <text:p>CássioCorinthians, 35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4</text:p>
          </table:table-cell>
          <table:table-cell table:formula="of:=RIGHT([.A38];LEN([.A38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3</text:p>
          </table:table-cell>
          <table:table-cell table:formula="of:=RIGHT([.A39];LEN([.A39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3</text:p>
          </table:table-cell>
          <table:table-cell table:formula="of:=RIGHT([.A40];LEN([.A40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3</text:p>
          </table:table-cell>
          <table:table-cell table:formula="of:=RIGHT([.A41];LEN([.A41])-2)" office:value-type="string" office:string-value="AyrtonFlamengo, 25, D(L),M(L)" calcext:value-type="string">
            <text:p>AyrtonFlamengo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3</text:p>
          </table:table-cell>
          <table:table-cell table:formula="of:=RIGHT([.A42];LEN([.A42])-2)" office:value-type="string" office:string-value="WillianCorinthians, 34, AM(CLR)" calcext:value-type="string">
            <text:p>WillianCorinthians, 34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2</text:p>
          </table:table-cell>
          <table:table-cell table:formula="of:=RIGHT([.A43];LEN([.A43])-2)" office:value-type="string" office:string-value="Léo OrtizRed Bull Bragantino, 26, D(C)" calcext:value-type="string">
            <text:p>Léo OrtizRed Bull Bragantino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2</text:p>
          </table:table-cell>
          <table:table-cell table:formula="of:=RIGHT([.A44];LEN([.A44])-2)" office:value-type="string" office:string-value="Fabrício BrunoFlamengo, 26, D(C)" calcext:value-type="string">
            <text:p>Fabrício BrunoFlamengo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2</text:p>
          </table:table-cell>
          <table:table-cell table:formula="of:=RIGHT([.A45];LEN([.A45])-2)" office:value-type="string" office:string-value="Bruno HenriqueFlamengo, 31, AM(CLR),FW" calcext:value-type="string">
            <text:p>Bruno HenriqueFlamengo, 31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01</text:p>
          </table:table-cell>
          <table:table-cell table:formula="of:=RIGHT([.A46];LEN([.A46])-2)" office:value-type="string" office:string-value="NinoFluminense, 25, D(C)" calcext:value-type="string">
            <text:p>NinoFluminense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1</text:p>
          </table:table-cell>
          <table:table-cell table:formula="of:=RIGHT([.A47];LEN([.A47])-2)" office:value-type="string" office:string-value="Lucas SashaFortaleza, 32, Midfielder" calcext:value-type="string">
            <text:p>Lucas SashaFortaleza, 32, Midfielder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1</text:p>
          </table:table-cell>
          <table:table-cell table:formula="of:=RIGHT([.A48];LEN([.A48])-2)" office:value-type="string" office:string-value="Vinícius MachadoCeara, 22, GK" calcext:value-type="string">
            <text:p>Vinícius MachadoCeara, 2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  <table:table-cell table:formula="of:=RIGHT([.A49];LEN([.A49])-2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7.00</text:p>
          </table:table-cell>
          <table:table-cell table:formula="of:=RIGHT([.A50];LEN([.A50])-2)" office:value-type="string" office:string-value="HabraãoFortaleza, 21, Defender" calcext:value-type="string">
            <text:p>HabraãoFortaleza, 21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0</text:p>
          </table:table-cell>
          <table:table-cell table:formula="of:=RIGHT([.A51];LEN([.A51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4">
          <table:table-cell table:style-name="Default" table:number-columns-repeated="7"/>
          <table:table-cell table:formula="of:=RIGHT([.A52];LEN([.A52])-2)" office:value-type="string" office:string-value="" calcext:value-type="error">
            <text:p>Erro:502</text:p>
          </table:table-cell>
        </table:table-row>
        <table:table-row table:style-name="ro4">
          <table:table-cell table:style-name="Default" table:number-columns-repeated="7"/>
          <table:table-cell table:formula="of:=RIGHT([.A53];LEN([.A53])-2)" office:value-type="string" office:string-value="" calcext:value-type="error">
            <text:p>Erro:502</text:p>
          </table:table-cell>
        </table:table-row>
        <table:table-row table:style-name="ro1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54];LEN([.A54])-2)" office:value-type="string" office:string-value="TadeuGoias, 30, GK" calcext:value-type="string">
            <text:p>TadeuGoias, 30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0</text:p>
          </table:table-cell>
          <table:table-cell table:formula="of:=RIGHT([.A55];LEN([.A55])-2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0</text:p>
          </table:table-cell>
          <table:table-cell table:formula="of:=RIGHT([.A56];LEN([.A56])-2)" office:value-type="string" office:string-value="VinaCeara, 31, M(CR),FW" calcext:value-type="string">
            <text:p>VinaCeara, 31, 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7.00</text:p>
          </table:table-cell>
          <table:table-cell table:formula="of:=RIGHT([.A57];LEN([.A57])-2)" office:value-type="string" office:string-value="MaiconSantos FC, 33, D(C)" calcext:value-type="string">
            <text:p>MaiconSantos FC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9</text:p>
          </table:table-cell>
          <table:table-cell table:formula="of:=RIGHT([.A58];LEN([.A58])-2)" office:value-type="string" office:string-value="Robert ArboledaSao Paulo, 30, D(C)" calcext:value-type="string">
            <text:p>Robert ArboledaSao Paulo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9</text:p>
          </table:table-cell>
          <table:table-cell table:formula="of:=RIGHT([.A59];LEN([.A59])-2)" office:value-type="string" office:string-value="Germán CanoFluminense, 34, FW" calcext:value-type="string">
            <text:p>Germán CanoFluminense, 3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9</text:p>
          </table:table-cell>
          <table:table-cell table:formula="of:=RIGHT([.A60];LEN([.A60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1];LEN([.A61])-2)" office:value-type="string" office:string-value="Fabián BalbuenaCorinthians, 30, D(C)" calcext:value-type="string">
            <text:p>Fabián BalbuenaCorinthians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  <table:table-cell table:formula="of:=RIGHT([.A62];LEN([.A62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63];LEN([.A63])-2)" office:value-type="string" office:string-value="João PauloSantos FC, 27, GK" calcext:value-type="string">
            <text:p>João PauloSantos FC, 27, GK</text:p>
          </table:table-cell>
        </table:table-row>
        <table:table-row table:style-name="ro4">
          <table:table-cell table:style-name="Default" table:number-columns-repeated="7"/>
          <table:table-cell table:formula="of:=RIGHT([.A64];LEN([.A64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98</text:p>
          </table:table-cell>
          <table:table-cell table:formula="of:=RIGHT([.A65];LEN([.A65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8</text:p>
          </table:table-cell>
          <table:table-cell table:formula="of:=RIGHT([.A66];LEN([.A66])-2)" office:value-type="string" office:string-value="DuduPalmeiras, 30, AM(CLR),FW" calcext:value-type="string">
            <text:p>DuduPalmeiras, 30, AM(CLR),FW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98</text:p>
          </table:table-cell>
          <table:table-cell table:formula="of:=RIGHT([.A67];LEN([.A67])-2)" office:value-type="string" office:string-value="Pedro RaúlGoias, 25, FW" calcext:value-type="string">
            <text:p>Pedro RaúlGoias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8</text:p>
          </table:table-cell>
          <table:table-cell table:formula="of:=RIGHT([.A68];LEN([.A68])-2)" office:value-type="string" office:string-value="Luiz FelipeSantos FC, 28, D(C)" calcext:value-type="string">
            <text:p>Luiz FelipeSantos FC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8</text:p>
          </table:table-cell>
          <table:table-cell table:formula="of:=RIGHT([.A69];LEN([.A69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70];LEN([.A70])-2)" office:value-type="string" office:string-value="MarçalBotafogo RJ, 33, D(CL),M(L)" calcext:value-type="string">
            <text:p>MarçalBotafogo RJ, 33, D(C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71];LEN([.A71])-2)" office:value-type="string" office:string-value="João CarlosCuiaba, 34, GK" calcext:value-type="string">
            <text:p>João CarlosCuiaba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7</text:p>
          </table:table-cell>
          <table:table-cell table:formula="of:=RIGHT([.A72];LEN([.A72])-2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3];LEN([.A73])-2)" office:value-type="string" office:string-value="Lucas MezengaBotafogo RJ, 20, Defender" calcext:value-type="string">
            <text:p>Lucas MezengaBotafogo RJ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4];LEN([.A74])-2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6</text:p>
          </table:table-cell>
          <table:table-cell table:formula="of:=RIGHT([.A75];LEN([.A75])-2)" office:value-type="string" office:string-value="Felipe JonatanSantos FC, 24, D(L),M(CL)" calcext:value-type="string">
            <text:p>Felipe JonatanSantos FC, 24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6</text:p>
          </table:table-cell>
          <table:table-cell table:formula="of:=RIGHT([.A76];LEN([.A76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7];LEN([.A77])-2)" office:value-type="string" office:string-value="BusanelloJuventude, 23, D(L)" calcext:value-type="string">
            <text:p>BusanelloJuventude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5</text:p>
          </table:table-cell>
          <table:table-cell table:formula="of:=RIGHT([.A78];LEN([.A78])-2)" office:value-type="string" office:string-value="RanieleAvai FC, 25, DMC" calcext:value-type="string">
            <text:p>RanieleAvai FC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5</text:p>
          </table:table-cell>
          <table:table-cell table:formula="of:=RIGHT([.A79];LEN([.A79])-2)" office:value-type="string" office:string-value="MoisésInternacional, 27, D(L)" calcext:value-type="string">
            <text:p>MoisésInternacional, 27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95</text:p>
          </table:table-cell>
          <table:table-cell table:formula="of:=RIGHT([.A80];LEN([.A80])-2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4</text:p>
          </table:table-cell>
          <table:table-cell table:formula="of:=RIGHT([.A81];LEN([.A81])-2)" office:value-type="string" office:string-value="MatheuzinhoFlamengo, 21, D(R)" calcext:value-type="string">
            <text:p>MatheuzinhoFlamengo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4</text:p>
          </table:table-cell>
          <table:table-cell table:formula="of:=RIGHT([.A82];LEN([.A82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83];LEN([.A83])-2)" office:value-type="string" office:string-value="Leonardo RealpeRed Bull Bragantino, 21, D(C)" calcext:value-type="string">
            <text:p>Leonardo RealpeRed Bull Bragantino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4];LEN([.A84])-2)" office:value-type="string" office:string-value="Jonas ToróSao Paulo, 23, AM(LR)" calcext:value-type="string">
            <text:p>Jonas ToróSao Paulo, 23, AM(LR)</text:p>
          </table:table-cell>
        </table:table-row>
        <table:table-row table:style-name="ro4">
          <table:table-cell table:style-name="Default" table:number-columns-repeated="7"/>
          <table:table-cell table:formula="of:=RIGHT([.A85];LEN([.A85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3</text:p>
          </table:table-cell>
          <table:table-cell table:formula="of:=RIGHT([.A86];LEN([.A86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87];LEN([.A87])-2)" office:value-type="string" office:string-value="Joel CarliBotafogo RJ, 35, D(C)" calcext:value-type="string">
            <text:p>Joel CarliBotafogo RJ, 3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2</text:p>
          </table:table-cell>
          <table:table-cell table:formula="of:=RIGHT([.A88];LEN([.A88])-2)" office:value-type="string" office:string-value="HeitorInternacional, 21, D(R)" calcext:value-type="string">
            <text:p>HeitorInternacional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  <table:table-cell table:formula="of:=RIGHT([.A89];LEN([.A89])-2)" office:value-type="string" office:string-value="PaulinhoCorinthians, 34, M(CR)" calcext:value-type="string">
            <text:p>PaulinhoCorinthians, 3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91</text:p>
          </table:table-cell>
          <table:table-cell table:formula="of:=RIGHT([.A90];LEN([.A90])-2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1</text:p>
          </table:table-cell>
          <table:table-cell table:formula="of:=RIGHT([.A91];LEN([.A91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2];LEN([.A92])-2)" office:value-type="string" office:string-value="CamutangaAtletico GO, 28, Defender" calcext:value-type="string">
            <text:p>CamutangaAtletico GO, 28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1</text:p>
          </table:table-cell>
          <table:table-cell table:formula="of:=RIGHT([.A93];LEN([.A93])-2)" office:value-type="string" office:string-value="PeglowAtletico GO, 20, Forward" calcext:value-type="string">
            <text:p>PeglowAtletico GO, 20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1</text:p>
          </table:table-cell>
          <table:table-cell table:formula="of:=RIGHT([.A94];LEN([.A94])-2)" office:value-type="string" office:string-value="PabloAthletico Paranaense, 30, AM(CLR),FW" calcext:value-type="string">
            <text:p>PabloAthletico Paranaense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91</text:p>
          </table:table-cell>
          <table:table-cell table:formula="of:=RIGHT([.A95];LEN([.A95])-2)" office:value-type="string" office:string-value="GabrielInternacional, 30, DMC" calcext:value-type="string">
            <text:p>GabrielInternacional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formula="of:=RIGHT([.A96];LEN([.A96])-2)" office:value-type="string" office:string-value="Jefferson SavarinoAtletico MG, 25, AM(CLR)" calcext:value-type="string">
            <text:p>Jefferson SavarinoAtletico MG, 25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0</text:p>
          </table:table-cell>
          <table:table-cell table:formula="of:=RIGHT([.A97];LEN([.A97])-2)" office:value-type="string" office:string-value="MarinhoFlamengo, 32, AM(CLR),FW" calcext:value-type="string">
            <text:p>MarinhoFlamengo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98];LEN([.A98])-2)" office:value-type="string" office:string-value="WalterCuiaba, 34, GK" calcext:value-type="string">
            <text:p>WalterCuiaba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0</text:p>
          </table:table-cell>
          <table:table-cell table:formula="of:=RIGHT([.A99];LEN([.A99])-2)" office:value-type="string" office:string-value="ÂngeloSantos FC, 17, AM(R)" calcext:value-type="string">
            <text:p>ÂngeloSantos FC, 1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0];LEN([.A100])-2)" office:value-type="string" office:string-value="SantosFlamengo, 32, GK" calcext:value-type="string">
            <text:p>SantosFlamengo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0</text:p>
          </table:table-cell>
          <table:table-cell table:formula="of:=RIGHT([.A101];LEN([.A101])-2)" office:value-type="string" office:string-value="Victor HugoFlamengo, 18, Midfielder" calcext:value-type="string">
            <text:p>Victor HugoFlamengo, 18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9</text:p>
          </table:table-cell>
          <table:table-cell table:formula="of:=RIGHT([.A102];LEN([.A102])-2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formula="of:=RIGHT([.A103];LEN([.A103])-2)" office:value-type="string" office:string-value="Rodrigo MoledoInternacional, 34, D(C)" calcext:value-type="string">
            <text:p>Rodrigo MoledoInternacional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9</text:p>
          </table:table-cell>
          <table:table-cell table:formula="of:=RIGHT([.A104];LEN([.A104])-2)" office:value-type="string" office:string-value="NikãoSao Paulo, 30, AM(CLR),FW" calcext:value-type="string">
            <text:p>NikãoSao Paulo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8</text:p>
          </table:table-cell>
          <table:table-cell table:formula="of:=RIGHT([.A105];LEN([.A105])-3)" office:value-type="string" office:string-value="Luiz OtávioCeara, 33, D(C)" calcext:value-type="string">
            <text:p>Luiz OtávioCeara, 33, D(C)</text:p>
          </table:table-cell>
        </table:table-row>
        <table:table-row table:style-name="ro4">
          <table:table-cell table:style-name="Default" table:number-columns-repeated="7"/>
          <table:table-cell table:formula="of:=RIGHT([.A106];LEN([.A106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7</text:p>
          </table:table-cell>
          <table:table-cell table:formula="of:=RIGHT([.A107];LEN([.A107])-3)" office:value-type="string" office:string-value="Éder FerreiraAmerica MG, 27, D(C)" calcext:value-type="string">
            <text:p>Éder FerreiraAmerica MG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7</text:p>
          </table:table-cell>
          <table:table-cell table:formula="of:=RIGHT([.A108];LEN([.A108])-3)" office:value-type="string" office:string-value="LucianoSao Paulo, 29, AM(CR),FW" calcext:value-type="string">
            <text:p>LucianoSao Paulo, 29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7</text:p>
          </table:table-cell>
          <table:table-cell table:formula="of:=RIGHT([.A109];LEN([.A109])-3)" office:value-type="string" office:string-value="Marcos VictorCeara, 20, Defender" calcext:value-type="string">
            <text:p>Marcos VictorCeara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7</text:p>
          </table:table-cell>
          <table:table-cell table:formula="of:=RIGHT([.A110];LEN([.A110])-3)" office:value-type="string" office:string-value="AlemãoInternacional, 24, FW" calcext:value-type="string">
            <text:p>AlemãoInternacional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7</text:p>
          </table:table-cell>
          <table:table-cell table:formula="of:=RIGHT([.A111];LEN([.A111])-3)" office:value-type="string" office:string-value="GilCorinthians, 35, D(C)" calcext:value-type="string">
            <text:p>GilCorinthians, 3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7</text:p>
          </table:table-cell>
          <table:table-cell table:formula="of:=RIGHT([.A112];LEN([.A112])-3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7</text:p>
          </table:table-cell>
          <table:table-cell table:formula="of:=RIGHT([.A113];LEN([.A113])-3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6</text:p>
          </table:table-cell>
          <table:table-cell table:formula="of:=RIGHT([.A114];LEN([.A114])-3)" office:value-type="string" office:string-value="RenêInternacional, 29, D(L)" calcext:value-type="string">
            <text:p>RenêInternacional, 29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6</text:p>
          </table:table-cell>
          <table:table-cell table:formula="of:=RIGHT([.A115];LEN([.A115])-3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6</text:p>
          </table:table-cell>
          <table:table-cell table:formula="of:=RIGHT([.A116];LEN([.A116])-3)" office:value-type="string" office:string-value="TingaFortaleza, 28, D(CR)" calcext:value-type="string">
            <text:p>TingaFortaleza, 28, D(CR)</text:p>
          </table:table-cell>
        </table:table-row>
        <table:table-row table:style-name="ro4">
          <table:table-cell table:style-name="Default" table:number-columns-repeated="7"/>
          <table:table-cell table:formula="of:=RIGHT([.A117];LEN([.A117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18];LEN([.A118])-3)" office:value-type="string" office:string-value="Carlos MiguelCorinthians, 23, Goalkeeper" calcext:value-type="string">
            <text:p>Carlos MiguelCorinthians, 23, Goalkeeper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6</text:p>
          </table:table-cell>
          <table:table-cell table:formula="of:=RIGHT([.A119];LEN([.A119])-3)" office:value-type="string" office:string-value="Samuel XavierFluminense, 32, D(R)" calcext:value-type="string">
            <text:p>Samuel XavierFluminense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6</text:p>
          </table:table-cell>
          <table:table-cell table:formula="of:=RIGHT([.A120];LEN([.A120])-3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5</text:p>
          </table:table-cell>
          <table:table-cell table:formula="of:=RIGHT([.A121];LEN([.A121])-3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5</text:p>
          </table:table-cell>
          <table:table-cell table:formula="of:=RIGHT([.A122];LEN([.A122])-3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5</text:p>
          </table:table-cell>
          <table:table-cell table:formula="of:=RIGHT([.A123];LEN([.A123])-3)" office:value-type="string" office:string-value="PedroFlamengo, 25, FW" calcext:value-type="string">
            <text:p>PedroFlamengo, 25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4</text:p>
          </table:table-cell>
          <table:table-cell table:formula="of:=RIGHT([.A124];LEN([.A124])-3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4</text:p>
          </table:table-cell>
          <table:table-cell table:formula="of:=RIGHT([.A125];LEN([.A125])-3)" office:value-type="string" office:string-value="Carlos EduardoBotafogo RJ, 32, AM(C)" calcext:value-type="string">
            <text:p>Carlos EduardoBotafogo RJ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126];LEN([.A126])-3)" office:value-type="string" office:string-value="WevertonPalmeiras, 34, GK" calcext:value-type="string">
            <text:p>WevertonPalmeiras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3</text:p>
          </table:table-cell>
          <table:table-cell table:formula="of:=RIGHT([.A127];LEN([.A127])-3)" office:value-type="string" office:string-value="MarllonCuiaba, 30, D(C)" calcext:value-type="string">
            <text:p>MarllonCuiaba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3</text:p>
          </table:table-cell>
          <table:table-cell table:formula="of:=RIGHT([.A128];LEN([.A128])-3)" office:value-type="string" office:string-value="MessiasCeara, 27, D(C)" calcext:value-type="string">
            <text:p>MessiasCeara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29];LEN([.A129])-3)" office:value-type="string" office:string-value="Roberto FernándezBotafogo RJ, 34, GK" calcext:value-type="string">
            <text:p>Roberto FernándezBotafogo RJ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3</text:p>
          </table:table-cell>
          <table:table-cell table:formula="of:=RIGHT([.A130];LEN([.A130])-3)" office:value-type="string" office:string-value="João GomesFlamengo, 21, DMC" calcext:value-type="string">
            <text:p>João GomesFlameng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3</text:p>
          </table:table-cell>
          <table:table-cell table:formula="of:=RIGHT([.A131];LEN([.A131])-3)" office:value-type="string" office:string-value="RodineiFlamengo, 30, D(R)" calcext:value-type="string">
            <text:p>RodineiFlamengo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3</text:p>
          </table:table-cell>
          <table:table-cell table:formula="of:=RIGHT([.A132];LEN([.A132])-3)" office:value-type="string" office:string-value="Marcos LeonardoSantos FC, 19, FW" calcext:value-type="string">
            <text:p>Marcos LeonardoSantos FC, 19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3</text:p>
          </table:table-cell>
          <table:table-cell table:formula="of:=RIGHT([.A133];LEN([.A133])-3)" office:value-type="string" office:string-value="AdsonCorinthians, 21, AM(LR)" calcext:value-type="string">
            <text:p>AdsonCorinthians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2</text:p>
          </table:table-cell>
          <table:table-cell table:formula="of:=RIGHT([.A134];LEN([.A134])-3)" office:value-type="string" office:string-value="EgídioCoritiba, 36, D(L)" calcext:value-type="string">
            <text:p>EgídioCoritiba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135];LEN([.A135])-3)" office:value-type="string" office:string-value="DanielInternacional, 28, GK" calcext:value-type="string">
            <text:p>DanielInternacional, 28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136];LEN([.A136])-3)" office:value-type="string" office:string-value="Arturo VidalFlamengo, 35, M(CR)" calcext:value-type="string">
            <text:p>Arturo VidalFlamengo, 35, M(CR)</text:p>
          </table:table-cell>
        </table:table-row>
        <table:table-row table:style-name="ro4">
          <table:table-cell table:style-name="Default" table:number-columns-repeated="7"/>
          <table:table-cell table:formula="of:=RIGHT([.A137];LEN([.A13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2</text:p>
          </table:table-cell>
          <table:table-cell table:formula="of:=RIGHT([.A138];LEN([.A138])-3)" office:value-type="string" office:string-value="KayqueBotafogo RJ, 22, Midfielder" calcext:value-type="string">
            <text:p>KayqueBotafogo RJ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1</text:p>
          </table:table-cell>
          <table:table-cell table:formula="of:=RIGHT([.A139];LEN([.A139])-3)" office:value-type="string" office:string-value="Richard CândidoCeara, 28, DMC" calcext:value-type="string">
            <text:p>Richard CândidoCear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1</text:p>
          </table:table-cell>
          <table:table-cell table:formula="of:=RIGHT([.A140];LEN([.A140])-3)" office:value-type="string" office:string-value="PepêCuiaba, 24, M(C)" calcext:value-type="string">
            <text:p>PepêCuiaba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81</text:p>
          </table:table-cell>
          <table:table-cell table:formula="of:=RIGHT([.A141];LEN([.A141])-3)" office:value-type="string" office:string-value="Filipe LuísFlamengo, 37, D(L)" calcext:value-type="string">
            <text:p>Filipe LuísFlamengo, 37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1</text:p>
          </table:table-cell>
          <table:table-cell table:formula="of:=RIGHT([.A142];LEN([.A142])-3)" office:value-type="string" office:string-value="Luis OrejuelaAthletico Paranaense, 26, D(R)" calcext:value-type="string">
            <text:p>Luis OrejuelaAthletico Paranaense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1</text:p>
          </table:table-cell>
          <table:table-cell table:formula="of:=RIGHT([.A143];LEN([.A143])-3)" office:value-type="string" office:string-value="Lucas PiresSantos FC, 21, D(L)" calcext:value-type="string">
            <text:p>Lucas PiresSantos FC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1</text:p>
          </table:table-cell>
          <table:table-cell table:formula="of:=RIGHT([.A144];LEN([.A144])-3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0</text:p>
          </table:table-cell>
          <table:table-cell table:formula="of:=RIGHT([.A145];LEN([.A145])-3)" office:value-type="string" office:string-value="GugaAtletico MG, 23, D(R),M(R)" calcext:value-type="string">
            <text:p>GugaAtletico MG, 23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0</text:p>
          </table:table-cell>
          <table:table-cell table:formula="of:=RIGHT([.A146];LEN([.A146])-3)" office:value-type="string" office:string-value="Bruno GomesCoritiba, 21, DMC" calcext:value-type="string">
            <text:p>Bruno GomesCoritiba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0</text:p>
          </table:table-cell>
          <table:table-cell table:formula="of:=RIGHT([.A147];LEN([.A147])-3)" office:value-type="string" office:string-value="JailsonAmerica MG, 41, GK" calcext:value-type="string">
            <text:p>JailsonAmerica MG, 41, GK</text:p>
          </table:table-cell>
        </table:table-row>
        <table:table-row table:style-name="ro4">
          <table:table-cell table:style-name="Default" table:number-columns-repeated="7"/>
          <table:table-cell table:formula="of:=RIGHT([.A148];LEN([.A148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79</text:p>
          </table:table-cell>
          <table:table-cell table:formula="of:=RIGHT([.A149];LEN([.A149])-3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  <table:table-cell table:formula="of:=RIGHT([.A150];LEN([.A150])-3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9</text:p>
          </table:table-cell>
          <table:table-cell table:formula="of:=RIGHT([.A151];LEN([.A151])-3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  <table:table-cell table:formula="of:=RIGHT([.A152];LEN([.A152])-3)" office:value-type="string" office:string-value="PabloFlamengo, 31, D(C)" calcext:value-type="string">
            <text:p>PabloFlamen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53];LEN([.A153])-3)" office:value-type="string" office:string-value="JohnSantos FC, 26, GK" calcext:value-type="string">
            <text:p>JohnSantos FC, 26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9</text:p>
          </table:table-cell>
          <table:table-cell table:formula="of:=RIGHT([.A154];LEN([.A154])-3)" office:value-type="string" office:string-value="PatrickSao Paulo, 30, M(CL)" calcext:value-type="string">
            <text:p>PatrickSao Paulo, 30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  <table:table-cell table:formula="of:=RIGHT([.A155];LEN([.A155])-3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  <table:table-cell table:formula="of:=RIGHT([.A156];LEN([.A156])-3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9</text:p>
          </table:table-cell>
          <table:table-cell table:formula="of:=RIGHT([.A157];LEN([.A157])-3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8</text:p>
          </table:table-cell>
          <table:table-cell table:formula="of:=RIGHT([.A158];LEN([.A158])-3)" office:value-type="string" office:string-value="EveraldoAmerica MG, 28, AM(CLR)" calcext:value-type="string">
            <text:p>EveraldoAmerica MG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  <table:table-cell table:formula="of:=RIGHT([.A159];LEN([.A159])-3)" office:value-type="string" office:string-value="Natanael PimientaAvai FC, 31, D(L),M(L)" calcext:value-type="string">
            <text:p>Natanael PimientaAvai FC, 3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8</text:p>
          </table:table-cell>
          <table:table-cell table:formula="of:=RIGHT([.A160];LEN([.A160])-3)" office:value-type="string" office:string-value="RonyPalmeiras, 27, AM(LR),FW" calcext:value-type="string">
            <text:p>RonyPalmeiras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61];LEN([.A161])-3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8</text:p>
          </table:table-cell>
          <table:table-cell table:formula="of:=RIGHT([.A162];LEN([.A162])-3)" office:value-type="string" office:string-value="Gustavo MantuanCorinthians, 21, M(R)" calcext:value-type="string">
            <text:p>Gustavo MantuanCorinthians, 21, 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63];LEN([.A163])-3)" office:value-type="string" office:string-value="João PedroCorinthians, 25, D(R),M(C)" calcext:value-type="string">
            <text:p>João PedroCorinthians, 25, D(R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64];LEN([.A164])-3)" office:value-type="string" office:string-value="PegorariJuventude, 31, Goalkeeper" calcext:value-type="string">
            <text:p>PegorariJuventude, 31, Goalkeeper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8</text:p>
          </table:table-cell>
          <table:table-cell table:formula="of:=RIGHT([.A165];LEN([.A165])-3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7</text:p>
          </table:table-cell>
          <table:table-cell table:formula="of:=RIGHT([.A166];LEN([.A166])-3)" office:value-type="string" office:string-value="VitãoInternacional, 22, D(C)" calcext:value-type="string">
            <text:p>Vitão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7</text:p>
          </table:table-cell>
          <table:table-cell table:formula="of:=RIGHT([.A167];LEN([.A167])-3)" office:value-type="string" office:string-value="MádsonSantos FC, 30, D(R),M(R)" calcext:value-type="string">
            <text:p>MádsonSantos FC, 30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7</text:p>
          </table:table-cell>
          <table:table-cell table:formula="of:=RIGHT([.A168];LEN([.A168])-3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7</text:p>
          </table:table-cell>
          <table:table-cell table:formula="of:=RIGHT([.A169];LEN([.A169])-3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7</text:p>
          </table:table-cell>
          <table:table-cell table:formula="of:=RIGHT([.A170];LEN([.A170])-3)" office:value-type="string" office:string-value="MoisésFortaleza, 25, AM(L),FW" calcext:value-type="string">
            <text:p>MoisésFortaleza, 25, AM(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6</text:p>
          </table:table-cell>
          <table:table-cell table:formula="of:=RIGHT([.A171];LEN([.A171])-3)" office:value-type="string" office:string-value="Nathan SilvaAtletico MG, 25, D(C),DMC" calcext:value-type="string">
            <text:p>Nathan SilvaAtletico MG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6</text:p>
          </table:table-cell>
          <table:table-cell table:formula="of:=RIGHT([.A172];LEN([.A172])-3)" office:value-type="string" office:string-value="Bruno MéndezInternacional, 22, D(C)" calcext:value-type="string">
            <text:p>Bruno Méndez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6</text:p>
          </table:table-cell>
          <table:table-cell table:formula="of:=RIGHT([.A173];LEN([.A173])-3)" office:value-type="string" office:string-value="João VictorCorinthians, 24, D(C)" calcext:value-type="string">
            <text:p>João VictorCorinthians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  <table:table-cell table:formula="of:=RIGHT([.A174];LEN([.A174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5</text:p>
          </table:table-cell>
          <table:table-cell table:formula="of:=RIGHT([.A175];LEN([.A175])-3)" office:value-type="string" office:string-value="Léo GamalhoCoritiba, 36, FW" calcext:value-type="string">
            <text:p>Léo GamalhoCoritiba, 3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5</text:p>
          </table:table-cell>
          <table:table-cell table:formula="of:=RIGHT([.A176];LEN([.A176])-3)" office:value-type="string" office:string-value="BissoliAvai FC, 24, FW" calcext:value-type="string">
            <text:p>BissoliAvai FC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1.8</text:p>
          </table:table-cell>
          <table:table-cell office:value-type="string" calcext:value-type="string">
            <text:p>6.75</text:p>
          </table:table-cell>
          <table:table-cell table:formula="of:=RIGHT([.A177];LEN([.A177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5</text:p>
          </table:table-cell>
          <table:table-cell table:formula="of:=RIGHT([.A178];LEN([.A178])-3)" office:value-type="string" office:string-value="LimaCeara, 26, AM(CLR)" calcext:value-type="string">
            <text:p>LimaCeara, 26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5</text:p>
          </table:table-cell>
          <table:table-cell table:formula="of:=RIGHT([.A179];LEN([.A179])-3)" office:value-type="string" office:string-value="KelvinAtletico GO, 24, Forward" calcext:value-type="string">
            <text:p>KelvinAtletico GO, 24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5</text:p>
          </table:table-cell>
          <table:table-cell table:formula="of:=RIGHT([.A180];LEN([.A180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5</text:p>
          </table:table-cell>
          <table:table-cell table:formula="of:=RIGHT([.A181];LEN([.A181])-3)" office:value-type="string" office:string-value="KevinAvai FC, 24, D(R),M(R)" calcext:value-type="string">
            <text:p>KevinAvai FC, 24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82];LEN([.A182])-3)" office:value-type="string" office:string-value="FábioFluminense, 41, GK" calcext:value-type="string">
            <text:p>FábioFluminense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83];LEN([.A183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4</text:p>
          </table:table-cell>
          <table:table-cell table:formula="of:=RIGHT([.A184];LEN([.A184])-3)" office:value-type="string" office:string-value="RomarinhoFortaleza, 28, AM(CLR),FW" calcext:value-type="string">
            <text:p>RomarinhoFortaleza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4</text:p>
          </table:table-cell>
          <table:table-cell table:formula="of:=RIGHT([.A185];LEN([.A185])-3)" office:value-type="string" office:string-value="CalegariFluminense, 20, D(R)" calcext:value-type="string">
            <text:p>CalegariFluminense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4</text:p>
          </table:table-cell>
          <table:table-cell table:formula="of:=RIGHT([.A186];LEN([.A186])-3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4">
          <table:table-cell table:style-name="Default" table:number-columns-repeated="7"/>
          <table:table-cell table:formula="of:=RIGHT([.A187];LEN([.A187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4</text:p>
          </table:table-cell>
          <table:table-cell table:formula="of:=RIGHT([.A188];LEN([.A188])-3)" office:value-type="string" office:string-value="Martín BenítezAmerica MG, 28, AM(CLR),FW" calcext:value-type="string">
            <text:p>Martín BenítezAmerica MG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3</text:p>
          </table:table-cell>
          <table:table-cell table:formula="of:=RIGHT([.A189];LEN([.A189])-3)" office:value-type="string" office:string-value="JeffinhoBotafogo RJ, 22, Midfielder" calcext:value-type="string">
            <text:p>JeffinhoBotafogo RJ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3</text:p>
          </table:table-cell>
          <table:table-cell table:formula="of:=RIGHT([.A190];LEN([.A190])-3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91];LEN([.A191])-3)" office:value-type="string" office:string-value="KlausAtletico GO, 28, D(C)" calcext:value-type="string">
            <text:p>KlausAtletico GO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73</text:p>
          </table:table-cell>
          <table:table-cell table:formula="of:=RIGHT([.A192];LEN([.A192])-3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3</text:p>
          </table:table-cell>
          <table:table-cell table:formula="of:=RIGHT([.A193];LEN([.A193])-3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3</text:p>
          </table:table-cell>
          <table:table-cell table:formula="of:=RIGHT([.A194];LEN([.A194])-3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73</text:p>
          </table:table-cell>
          <table:table-cell table:formula="of:=RIGHT([.A195];LEN([.A195])-3)" office:value-type="string" office:string-value="NonatoFluminense, 24, M(C)" calcext:value-type="string">
            <text:p>NonatoFluminense, 24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3</text:p>
          </table:table-cell>
          <table:table-cell table:formula="of:=RIGHT([.A196];LEN([.A196])-3)" office:value-type="string" office:string-value="KenoAtletico MG, 32, AM(CLR),FW" calcext:value-type="string">
            <text:p>KenoAtletico MG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2</text:p>
          </table:table-cell>
          <table:table-cell table:formula="of:=RIGHT([.A197];LEN([.A197])-3)" office:value-type="string" office:string-value="Bruno SilvaAvai FC, 36, M(CR)" calcext:value-type="string">
            <text:p>Bruno SilvaAvai FC, 36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2</text:p>
          </table:table-cell>
          <table:table-cell table:formula="of:=RIGHT([.A198];LEN([.A198])-3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  <table:table-cell table:formula="of:=RIGHT([.A199];LEN([.A199])-3)" office:value-type="string" office:string-value="Luan GarciaPalmeiras, 29, D(C)" calcext:value-type="string">
            <text:p>Luan GarciaPalmeiras, 29, D(C)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2</text:p>
          </table:table-cell>
          <table:table-cell table:formula="of:=RIGHT([.A200];LEN([.A200])-3)" office:value-type="string" office:string-value="CléberCeara, 25, FW" calcext:value-type="string">
            <text:p>CléberCeara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2</text:p>
          </table:table-cell>
          <table:table-cell table:formula="of:=RIGHT([.A201];LEN([.A201])-3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  <table:table-cell table:formula="of:=RIGHT([.A202];LEN([.A202])-3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2</text:p>
          </table:table-cell>
          <table:table-cell table:formula="of:=RIGHT([.A203];LEN([.A203])-3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2</text:p>
          </table:table-cell>
          <table:table-cell table:formula="of:=RIGHT([.A204];LEN([.A204])-3)" office:value-type="string" office:string-value="PedrinhoAmerica MG, 22, AM(CL)" calcext:value-type="string">
            <text:p>PedrinhoAmerica MG, 22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1</text:p>
          </table:table-cell>
          <table:table-cell table:formula="of:=RIGHT([.A205];LEN([.A205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1</text:p>
          </table:table-cell>
          <table:table-cell table:formula="of:=RIGHT([.A206];LEN([.A206])-3)" office:value-type="string" office:string-value="KanuBotafogo RJ, 25, D(C)" calcext:value-type="string">
            <text:p>KanuBotafogo RJ, 25, D(C)</text:p>
          </table:table-cell>
        </table:table-row>
        <table:table-row table:style-name="ro4">
          <table:table-cell table:style-name="Default" table:number-columns-repeated="7"/>
          <table:table-cell table:formula="of:=RIGHT([.A207];LEN([.A20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1</text:p>
          </table:table-cell>
          <table:table-cell table:formula="of:=RIGHT([.A208];LEN([.A208])-3)" office:value-type="string" office:string-value="JôCorinthians, 35, FW" calcext:value-type="string">
            <text:p>JôCorinthians, 3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209];LEN([.A209])-3)" office:value-type="string" office:string-value="Marcelo BoeckFortaleza, 37, GK" calcext:value-type="string">
            <text:p>Marcelo Boeck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  <table:table-cell table:formula="of:=RIGHT([.A210];LEN([.A210])-3)" office:value-type="string" office:string-value="Paulo MirandaJuventude, 34, D(CR)" calcext:value-type="string">
            <text:p>Paulo MirandaJuventude, 34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1</text:p>
          </table:table-cell>
          <table:table-cell table:formula="of:=RIGHT([.A211];LEN([.A211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0</text:p>
          </table:table-cell>
          <table:table-cell table:formula="of:=RIGHT([.A212];LEN([.A212])-3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0</text:p>
          </table:table-cell>
          <table:table-cell table:formula="of:=RIGHT([.A213];LEN([.A213])-3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0</text:p>
          </table:table-cell>
          <table:table-cell table:formula="of:=RIGHT([.A214];LEN([.A214])-3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0</text:p>
          </table:table-cell>
          <table:table-cell table:formula="of:=RIGHT([.A215];LEN([.A215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0</text:p>
          </table:table-cell>
          <table:table-cell table:formula="of:=RIGHT([.A216];LEN([.A216])-3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9</text:p>
          </table:table-cell>
          <table:table-cell table:formula="of:=RIGHT([.A217];LEN([.A217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9</text:p>
          </table:table-cell>
          <table:table-cell table:formula="of:=RIGHT([.A218];LEN([.A218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9</text:p>
          </table:table-cell>
          <table:table-cell table:formula="of:=RIGHT([.A219];LEN([.A219])-3)" office:value-type="string" office:string-value="MiguelRed Bull Bragantino, 19, AM(C)" calcext:value-type="string">
            <text:p>MiguelRed Bull Bragantino, 1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220];LEN([.A220])-3)" office:value-type="string" office:string-value="VladimirAvai FC, 33, GK" calcext:value-type="string">
            <text:p>Vladimir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9</text:p>
          </table:table-cell>
          <table:table-cell table:formula="of:=RIGHT([.A221];LEN([.A221])-3)" office:value-type="string" office:string-value="José LópezPalmeiras, 21, FW" calcext:value-type="string">
            <text:p>José LópezPalmeiras, 2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9</text:p>
          </table:table-cell>
          <table:table-cell table:formula="of:=RIGHT([.A222];LEN([.A222])-3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8</text:p>
          </table:table-cell>
          <table:table-cell table:formula="of:=RIGHT([.A223];LEN([.A223])-3)" office:value-type="string" office:string-value="MoraesJuventude, 24, D(L)" calcext:value-type="string">
            <text:p>MoraesJuventude, 24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224];LEN([.A224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8</text:p>
          </table:table-cell>
          <table:table-cell table:formula="of:=RIGHT([.A225];LEN([.A225])-3)" office:value-type="string" office:string-value="ÉlvisGoias, 31, AM(C)" calcext:value-type="string">
            <text:p>ÉlvisGoias, 31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8</text:p>
          </table:table-cell>
          <table:table-cell table:formula="of:=RIGHT([.A226];LEN([.A226])-3)" office:value-type="string" office:string-value="BielCoritiba, 20, Midfielder" calcext:value-type="string">
            <text:p>BielCoritiba, 20, Midfielder</text:p>
          </table:table-cell>
        </table:table-row>
        <table:table-row table:style-name="ro4">
          <table:table-cell table:style-name="Default" table:number-columns-repeated="7"/>
          <table:table-cell table:formula="of:=RIGHT([.A227];LEN([.A22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  <table:table-cell table:formula="of:=RIGHT([.A228];LEN([.A228])-3)" office:value-type="string" office:string-value="YtaloRed Bull Bragantino, 34, AM(C),FW" calcext:value-type="string">
            <text:p>YtaloRed Bull Bragantino, 34, AM(C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7</text:p>
          </table:table-cell>
          <table:table-cell table:formula="of:=RIGHT([.A229];LEN([.A229])-3)" office:value-type="string" office:string-value="AllanAtletico MG, 25, DMC" calcext:value-type="string">
            <text:p>AllanAtletico MG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  <table:table-cell table:formula="of:=RIGHT([.A230];LEN([.A230])-3)" office:value-type="string" office:string-value="Bruno PachecoCeara, 30, D(L)" calcext:value-type="string">
            <text:p>Bruno PachecoCeara, 30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7</text:p>
          </table:table-cell>
          <table:table-cell table:formula="of:=RIGHT([.A231];LEN([.A231])-3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7</text:p>
          </table:table-cell>
          <table:table-cell table:formula="of:=RIGHT([.A232];LEN([.A232])-3)" office:value-type="string" office:string-value="JairAtletico MG, 27, DMC" calcext:value-type="string">
            <text:p>JairAtletico MG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  <table:table-cell table:formula="of:=RIGHT([.A233];LEN([.A233])-3)" office:value-type="string" office:string-value="ReynaldoGoias, 25, D(C)" calcext:value-type="string">
            <text:p>ReynaldoGoias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234];LEN([.A234])-3)" office:value-type="string" office:string-value="JandreiSao Paulo, 29, GK" calcext:value-type="string">
            <text:p>JandreiSao Paulo, 29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7</text:p>
          </table:table-cell>
          <table:table-cell table:formula="of:=RIGHT([.A235];LEN([.A235])-3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  <table:table-cell table:formula="of:=RIGHT([.A236];LEN([.A236])-3)" office:value-type="string" office:string-value="Alex SantanaAthletico Paranaense, 27, M(C)" calcext:value-type="string">
            <text:p>Alex SantanaAthletico Paranaense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6</text:p>
          </table:table-cell>
          <table:table-cell table:formula="of:=RIGHT([.A237];LEN([.A237])-3)" office:value-type="string" office:string-value="Yago PikachuFortaleza, 30, D(R),M(CLR)" calcext:value-type="string">
            <text:p>Yago PikachuFortaleza, 30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6</text:p>
          </table:table-cell>
          <table:table-cell table:formula="of:=RIGHT([.A238];LEN([.A238])-3)" office:value-type="string" office:string-value="NicolásGoias, 32, Forward" calcext:value-type="string">
            <text:p>NicolásGoias, 3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6</text:p>
          </table:table-cell>
          <table:table-cell table:formula="of:=RIGHT([.A239];LEN([.A239])-3)" office:value-type="string" office:string-value="UendelCuiaba, 33, D(L)" calcext:value-type="string">
            <text:p>UendelCuiaba, 3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6</text:p>
          </table:table-cell>
          <table:table-cell table:formula="of:=RIGHT([.A240];LEN([.A240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41];LEN([.A241])-3)" office:value-type="string" office:string-value="MirandaSao Paulo, 37, D(C)" calcext:value-type="string">
            <text:p>MirandaSao Paulo, 3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42];LEN([.A242])-3)" office:value-type="string" office:string-value="Lucas HalterGoias, 22, D(C)" calcext:value-type="string">
            <text:p>Lucas HalterGoias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5</text:p>
          </table:table-cell>
          <table:table-cell table:formula="of:=RIGHT([.A243];LEN([.A243])-3)" office:value-type="string" office:string-value="ErisonBotafogo RJ, 23, FW" calcext:value-type="string">
            <text:p>ErisonBotafogo RJ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44];LEN([.A244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45];LEN([.A245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5</text:p>
          </table:table-cell>
          <table:table-cell table:formula="of:=RIGHT([.A246];LEN([.A246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47];LEN([.A247])-3)" office:value-type="string" office:string-value="DaniloGoias, 25, Defender" calcext:value-type="string">
            <text:p>DaniloGoias, 25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5</text:p>
          </table:table-cell>
          <table:table-cell table:formula="of:=RIGHT([.A248];LEN([.A248])-3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49];LEN([.A249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5</text:p>
          </table:table-cell>
          <table:table-cell table:formula="of:=RIGHT([.A250];LEN([.A250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4</text:p>
          </table:table-cell>
          <table:table-cell table:formula="of:=RIGHT([.A251];LEN([.A251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52];LEN([.A252])-3)" office:value-type="string" office:string-value="Alex MuralhaCoritiba, 32, GK" calcext:value-type="string">
            <text:p>Alex MuralhaCoritiba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4</text:p>
          </table:table-cell>
          <table:table-cell table:formula="of:=RIGHT([.A253];LEN([.A253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54];LEN([.A254])-3)" office:value-type="string" office:string-value="EversonAtletico MG, 32, GK" calcext:value-type="string">
            <text:p>EversonAtletico MG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  <table:table-cell table:formula="of:=RIGHT([.A255];LEN([.A255])-3)" office:value-type="string" office:string-value="Cris SilvaFluminense, 28, D(L),M(L)" calcext:value-type="string">
            <text:p>Cris SilvaFluminense, 28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56];LEN([.A256])-3)" office:value-type="string" office:string-value="Felipe AlvesSao Paulo, 34, GK" calcext:value-type="string">
            <text:p>Felipe AlvesSao Paulo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57];LEN([.A257])-3)" office:value-type="string" office:string-value="Anderson LeiteJuventude, 29, DMC" calcext:value-type="string">
            <text:p>Anderson LeiteJuventude, 29, DMC</text:p>
          </table:table-cell>
        </table:table-row>
        <table:table-row table:style-name="ro4">
          <table:table-cell table:style-name="Default" table:number-columns-repeated="7"/>
          <table:table-cell table:formula="of:=RIGHT([.A258];LEN([.A258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4</text:p>
          </table:table-cell>
          <table:table-cell table:formula="of:=RIGHT([.A259];LEN([.A259])-3)" office:value-type="string" office:string-value="Du QueirozCorinthians, 22, DMC" calcext:value-type="string">
            <text:p>Du QueirozCorinthians, 2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4</text:p>
          </table:table-cell>
          <table:table-cell table:formula="of:=RIGHT([.A260];LEN([.A260])-3)" office:value-type="string" office:string-value="Eduardo VargasAtletico MG, 32, AM(CLR),FW" calcext:value-type="string">
            <text:p>Eduardo VargasAtletico MG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4</text:p>
          </table:table-cell>
          <table:table-cell table:formula="of:=RIGHT([.A261];LEN([.A261])-3)" office:value-type="string" office:string-value="RobsonFortaleza, 31, AM(LR),FW" calcext:value-type="string">
            <text:p>RobsonFortaleza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4</text:p>
          </table:table-cell>
          <table:table-cell table:formula="of:=RIGHT([.A262];LEN([.A262])-3)" office:value-type="string" office:string-value="Marlon XavierFluminense, 25, D(L),M(L)" calcext:value-type="string">
            <text:p>Marlon XavierFluminense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63];LEN([.A263])-3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64];LEN([.A264])-3)" office:value-type="string" office:string-value="RonaldoAtletico GO, 25, GK" calcext:value-type="string">
            <text:p>RonaldoAtletico GO, 2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65];LEN([.A265])-3)" office:value-type="string" office:string-value="Willian MaranhãoAtletico GO, 26, DMC" calcext:value-type="string">
            <text:p>Willian MaranhãoAtletico GO, 26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3</text:p>
          </table:table-cell>
          <table:table-cell table:formula="of:=RIGHT([.A266];LEN([.A266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67];LEN([.A267])-3)" office:value-type="string" office:string-value="João RicardoCeara, 33, GK" calcext:value-type="string">
            <text:p>João RicardoCeara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68];LEN([.A268])-3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2</text:p>
          </table:table-cell>
          <table:table-cell table:formula="of:=RIGHT([.A269];LEN([.A269])-3)" office:value-type="string" office:string-value="Guilherme CastilhoCeara, 22, M(C)" calcext:value-type="string">
            <text:p>Guilherme CastilhoCeara, 2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2</text:p>
          </table:table-cell>
          <table:table-cell table:formula="of:=RIGHT([.A270];LEN([.A270])-3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2</text:p>
          </table:table-cell>
          <table:table-cell table:formula="of:=RIGHT([.A271];LEN([.A271])-3)" office:value-type="string" office:string-value="Kelvin OsorioCuiaba, 28, M(C)" calcext:value-type="string">
            <text:p>Kelvin OsorioCuiaba, 28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2</text:p>
          </table:table-cell>
          <table:table-cell table:formula="of:=RIGHT([.A272];LEN([.A272])-3)" office:value-type="string" office:string-value="ChicoJuventude, 31, AM(CLR)" calcext:value-type="string">
            <text:p>ChicoJuventude, 31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273];LEN([.A273])-3)" office:value-type="string" office:string-value="Rodrigo CaioFlamengo, 28, D(CR),DMC" calcext:value-type="string">
            <text:p>Rodrigo CaioFlamengo, 28, D(C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2</text:p>
          </table:table-cell>
          <table:table-cell table:formula="of:=RIGHT([.A274];LEN([.A274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2</text:p>
          </table:table-cell>
          <table:table-cell table:formula="of:=RIGHT([.A275];LEN([.A275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  <table:table-cell table:formula="of:=RIGHT([.A276];LEN([.A276])-3)" office:value-type="string" office:string-value="AlissonSao Paulo, 29, AM(CLR)" calcext:value-type="string">
            <text:p>AlissonSao Paulo, 29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formula="of:=RIGHT([.A277];LEN([.A277])-3)" office:value-type="string" office:string-value="Lucas LimaFortaleza, 32, AM(CR)" calcext:value-type="string">
            <text:p>Lucas LimaFortaleza, 32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1</text:p>
          </table:table-cell>
          <table:table-cell table:formula="of:=RIGHT([.A278];LEN([.A278])-3)" office:value-type="string" office:string-value="Rafael GavaCuiaba, 29, AM(C)" calcext:value-type="string">
            <text:p>Rafael GavaCuia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1</text:p>
          </table:table-cell>
          <table:table-cell table:formula="of:=RIGHT([.A279];LEN([.A279])-3)" office:value-type="string" office:string-value="Víctor CantilloCorinthians, 28, DMC" calcext:value-type="string">
            <text:p>Víctor CantilloCorinthians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1</text:p>
          </table:table-cell>
          <table:table-cell table:formula="of:=RIGHT([.A280];LEN([.A280])-3)" office:value-type="string" office:string-value="Cristian PavónAtletico MG, 26, AM(LR),FW" calcext:value-type="string">
            <text:p>Cristian PavónAtletico MG, 26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1</text:p>
          </table:table-cell>
          <table:table-cell table:formula="of:=RIGHT([.A281];LEN([.A281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1</text:p>
          </table:table-cell>
          <table:table-cell table:formula="of:=RIGHT([.A282];LEN([.A282])-3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1</text:p>
          </table:table-cell>
          <table:table-cell table:formula="of:=RIGHT([.A283];LEN([.A283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84];LEN([.A284])-3)" office:value-type="string" office:string-value="VanderlanPalmeiras, 19, Defender" calcext:value-type="string">
            <text:p>VanderlanPalmeiras, 19, Defender</text:p>
          </table:table-cell>
        </table:table-row>
        <table:table-row table:style-name="ro3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1</text:p>
          </table:table-cell>
          <table:table-cell table:formula="of:=RIGHT([.A285];LEN([.A285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1</text:p>
          </table:table-cell>
          <table:table-cell table:formula="of:=RIGHT([.A286];LEN([.A286])-3)" office:value-type="string" office:string-value="HaynerAtletico GO, 26, D(R)" calcext:value-type="string">
            <text:p>HaynerAtletico GO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0</text:p>
          </table:table-cell>
          <table:table-cell table:formula="of:=RIGHT([.A287];LEN([.A287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88];LEN([.A288])-3)" office:value-type="string" office:string-value="Marcos GuilhermeSantos FC, 27, M(CLR),FW" calcext:value-type="string">
            <text:p>Marcos GuilhermeSantos FC, 27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0</text:p>
          </table:table-cell>
          <table:table-cell table:formula="of:=RIGHT([.A289];LEN([.A289])-3)" office:value-type="string" office:string-value="Jean IrmerJuventude, 27, DMC" calcext:value-type="string">
            <text:p>Jean IrmerJuventude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90];LEN([.A290])-3)" office:value-type="string" office:string-value="Luan PolliAtletico GO, 29, GK" calcext:value-type="string">
            <text:p>Luan PolliAtletico GO, 29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9</text:p>
          </table:table-cell>
          <table:table-cell table:formula="of:=RIGHT([.A291];LEN([.A291])-3)" office:value-type="string" office:string-value="ErickCeara, 24, AM(LR)" calcext:value-type="string">
            <text:p>ErickCeara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9</text:p>
          </table:table-cell>
          <table:table-cell table:formula="of:=RIGHT([.A292];LEN([.A292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9</text:p>
          </table:table-cell>
          <table:table-cell table:formula="of:=RIGHT([.A293];LEN([.A293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9</text:p>
          </table:table-cell>
          <table:table-cell table:formula="of:=RIGHT([.A294];LEN([.A294])-3)" office:value-type="string" office:string-value="Emiliano VelázquezSantos FC, 28, D(C)" calcext:value-type="string">
            <text:p>Emiliano VelázquezSantos FC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9</text:p>
          </table:table-cell>
          <table:table-cell table:formula="of:=RIGHT([.A295];LEN([.A295])-3)" office:value-type="string" office:string-value="JorgePalmeiras, 26, D(L),M(L)" calcext:value-type="string">
            <text:p>JorgePalmeiras, 26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9</text:p>
          </table:table-cell>
          <table:table-cell table:formula="of:=RIGHT([.A296];LEN([.A296])-3)" office:value-type="string" office:string-value="RéverAtletico MG, 37, D(C)" calcext:value-type="string">
            <text:p>RéverAtletico MG, 37, D(C)</text:p>
          </table:table-cell>
        </table:table-row>
        <table:table-row table:style-name="ro4">
          <table:table-cell table:style-name="Default" table:number-columns-repeated="7"/>
          <table:table-cell table:formula="of:=RIGHT([.A297];LEN([.A29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58</text:p>
          </table:table-cell>
          <table:table-cell table:formula="of:=RIGHT([.A298];LEN([.A298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8</text:p>
          </table:table-cell>
          <table:table-cell table:formula="of:=RIGHT([.A299];LEN([.A299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300];LEN([.A300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8</text:p>
          </table:table-cell>
          <table:table-cell table:formula="of:=RIGHT([.A301];LEN([.A301])-3)" office:value-type="string" office:string-value="Thiago MaiaFlamengo, 25, DMC" calcext:value-type="string">
            <text:p>Thiago MaiaFlamengo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8</text:p>
          </table:table-cell>
          <table:table-cell table:formula="of:=RIGHT([.A302];LEN([.A302])-3)" office:value-type="string" office:string-value="AirtonAtletico GO, 23, AM(R)" calcext:value-type="string">
            <text:p>AirtonAtletico GO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303];LEN([.A303])-3)" office:value-type="string" office:string-value="DodôAtletico MG, 30, D(L),M(L)" calcext:value-type="string">
            <text:p>DodôAtletico MG, 30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304];LEN([.A304])-3)" office:value-type="string" office:string-value="Lucas GazalAtletico GO, 23, Defender" calcext:value-type="string">
            <text:p>Lucas GazalAtletico GO, 23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8</text:p>
          </table:table-cell>
          <table:table-cell table:formula="of:=RIGHT([.A305];LEN([.A305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8</text:p>
          </table:table-cell>
          <table:table-cell table:formula="of:=RIGHT([.A306];LEN([.A306])-3)" office:value-type="string" office:string-value="Bruno MéndezCorinthians, 22, D(C)" calcext:value-type="string">
            <text:p>Bruno MéndezCorinthians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  <table:table-cell table:formula="of:=RIGHT([.A307];LEN([.A307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8</text:p>
          </table:table-cell>
          <table:table-cell table:formula="of:=RIGHT([.A308];LEN([.A308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  <table:table-cell table:formula="of:=RIGHT([.A309];LEN([.A309])-3)" office:value-type="string" office:string-value="CaetanoGoias, 23, D(C)" calcext:value-type="string">
            <text:p>CaetanoGoias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7</text:p>
          </table:table-cell>
          <table:table-cell table:formula="of:=RIGHT([.A310];LEN([.A310])-3)" office:value-type="string" office:string-value="NathanFluminense, 26, M(CL)" calcext:value-type="string">
            <text:p>NathanFluminense, 26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311];LEN([.A311])-3)" office:value-type="string" office:string-value="Da SilvaGoias, 21, D(C)" calcext:value-type="string">
            <text:p>Da SilvaGoias, 21, D(C)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7</text:p>
          </table:table-cell>
          <table:table-cell table:formula="of:=RIGHT([.A312];LEN([.A312])-3)" office:value-type="string" office:string-value="YanGoias, 20, D(C)" calcext:value-type="string">
            <text:p>YanGoias, 2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7</text:p>
          </table:table-cell>
          <table:table-cell table:formula="of:=RIGHT([.A313];LEN([.A313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7</text:p>
          </table:table-cell>
          <table:table-cell table:formula="of:=RIGHT([.A314];LEN([.A314])-3)" office:value-type="string" office:string-value="Igor CariúsCuiaba, 29, D(L)" calcext:value-type="string">
            <text:p>Igor CariúsCuiaba, 29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7</text:p>
          </table:table-cell>
          <table:table-cell table:formula="of:=RIGHT([.A315];LEN([.A315])-3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  <table:table-cell table:formula="of:=RIGHT([.A316];LEN([.A316])-3)" office:value-type="string" office:string-value="RobinhoCoritiba, 34, M(CR)" calcext:value-type="string">
            <text:p>RobinhoCoritiba, 3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7</text:p>
          </table:table-cell>
          <table:table-cell table:formula="of:=RIGHT([.A317];LEN([.A317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4">
          <table:table-cell table:style-name="Default" table:number-columns-repeated="7"/>
          <table:table-cell table:formula="of:=RIGHT([.A318];LEN([.A318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7</text:p>
          </table:table-cell>
          <table:table-cell table:formula="of:=RIGHT([.A319];LEN([.A319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6</text:p>
          </table:table-cell>
          <table:table-cell table:formula="of:=RIGHT([.A320];LEN([.A320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6</text:p>
          </table:table-cell>
          <table:table-cell table:formula="of:=RIGHT([.A321];LEN([.A321])-3)" office:value-type="string" office:string-value="Iago MaidanaAmerica MG, 26, D(C)" calcext:value-type="string">
            <text:p>Iago MaidanaAmerica MG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6</text:p>
          </table:table-cell>
          <table:table-cell table:formula="of:=RIGHT([.A322];LEN([.A322])-3)" office:value-type="string" office:string-value="AlêAmerica MG, 32, M(C)" calcext:value-type="string">
            <text:p>AlêAmerica MG, 3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6</text:p>
          </table:table-cell>
          <table:table-cell table:formula="of:=RIGHT([.A323];LEN([.A323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6</text:p>
          </table:table-cell>
          <table:table-cell table:formula="of:=RIGHT([.A324];LEN([.A324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325];LEN([.A325])-3)" office:value-type="string" office:string-value="AdryelsonBotafogo RJ, 24, D(C)" calcext:value-type="string">
            <text:p>AdryelsonBotafogo RJ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  <table:table-cell table:formula="of:=RIGHT([.A326];LEN([.A326])-3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56</text:p>
          </table:table-cell>
          <table:table-cell table:formula="of:=RIGHT([.A327];LEN([.A327])-3)" office:value-type="string" office:string-value="FelipeFortaleza, 28, DMC" calcext:value-type="string">
            <text:p>FelipeFortalez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6</text:p>
          </table:table-cell>
          <table:table-cell table:formula="of:=RIGHT([.A328];LEN([.A328])-3)" office:value-type="string" office:string-value="João LucasCuiaba, 24, D(R)" calcext:value-type="string">
            <text:p>João LucasCuiaba, 24, D(R)</text:p>
          </table:table-cell>
        </table:table-row>
        <table:table-row table:style-name="ro4">
          <table:table-cell table:style-name="Default" table:number-columns-repeated="7"/>
          <table:table-cell table:formula="of:=RIGHT([.A329];LEN([.A329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5</text:p>
          </table:table-cell>
          <table:table-cell table:formula="of:=RIGHT([.A330];LEN([.A330])-3)" office:value-type="string" office:string-value="DuduAtletico GO, 25, D(R)" calcext:value-type="string">
            <text:p>DuduAtletico GO, 25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5</text:p>
          </table:table-cell>
          <table:table-cell table:formula="of:=RIGHT([.A331];LEN([.A331])-3)" office:value-type="string" office:string-value="Fellipe BastosGoias, 32, DMC" calcext:value-type="string">
            <text:p>Fellipe BastosGoias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5</text:p>
          </table:table-cell>
          <table:table-cell table:formula="of:=RIGHT([.A332];LEN([.A332])-3)" office:value-type="string" office:string-value="PedrinhoAthletico Paranaense, 20, Defender" calcext:value-type="string">
            <text:p>PedrinhoAthletico Paranaense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333];LEN([.A333])-3)" office:value-type="string" office:string-value="Diego GodínAtletico MG, 36, D(C)" calcext:value-type="string">
            <text:p>Diego GodínAtletico MG, 3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5</text:p>
          </table:table-cell>
          <table:table-cell table:formula="of:=RIGHT([.A334];LEN([.A334])-3)" office:value-type="string" office:string-value="GustavinhoAmerica MG, 20, Midfielder" calcext:value-type="string">
            <text:p>GustavinhoAmerica MG, 20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5</text:p>
          </table:table-cell>
          <table:table-cell table:formula="of:=RIGHT([.A335];LEN([.A335])-3)" office:value-type="string" office:string-value="RômuloAthletico Paranaense, 20, Forward" calcext:value-type="string">
            <text:p>RômuloAthletico Paranaense, 20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4</text:p>
          </table:table-cell>
          <table:table-cell table:formula="of:=RIGHT([.A336];LEN([.A336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4</text:p>
          </table:table-cell>
          <table:table-cell table:formula="of:=RIGHT([.A337];LEN([.A337])-3)" office:value-type="string" office:string-value="ValdíviaCuiaba, 27, AM(CLR),FW" calcext:value-type="string">
            <text:p>ValdíviaCuiaba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4</text:p>
          </table:table-cell>
          <table:table-cell table:formula="of:=RIGHT([.A338];LEN([.A338])-3)" office:value-type="string" office:string-value="Mauricio IslaFlamengo, 34, D(R),M(CR)" calcext:value-type="string">
            <text:p>Mauricio IslaFlamengo, 34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54</text:p>
          </table:table-cell>
          <table:table-cell table:formula="of:=RIGHT([.A339];LEN([.A339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4</text:p>
          </table:table-cell>
          <table:table-cell table:formula="of:=RIGHT([.A340];LEN([.A340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341];LEN([.A341])-3)" office:value-type="string" office:string-value="Robson BambuCorinthians, 24, D(C)" calcext:value-type="string">
            <text:p>Robson BambuCorinthians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342];LEN([.A342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4</text:p>
          </table:table-cell>
          <table:table-cell table:formula="of:=RIGHT([.A343];LEN([.A343])-3)" office:value-type="string" office:string-value="BressanAvai FC, 29, D(CR)" calcext:value-type="string">
            <text:p>BressanAvai FC, 29, D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3</text:p>
          </table:table-cell>
          <table:table-cell table:formula="of:=RIGHT([.A344];LEN([.A344])-3)" office:value-type="string" office:string-value="Vitor BuenoAthletico Paranaense, 27, AM(CLR),FW" calcext:value-type="string">
            <text:p>Vitor BuenoAthletico Paranaense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  <table:table-cell table:formula="of:=RIGHT([.A345];LEN([.A345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3</text:p>
          </table:table-cell>
          <table:table-cell table:formula="of:=RIGHT([.A346];LEN([.A346])-3)" office:value-type="string" office:string-value="Renzo SaraviaBotafogo RJ, 29, D(R),M(R)" calcext:value-type="string">
            <text:p>Renzo SaraviaBotafogo RJ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347];LEN([.A347])-3)" office:value-type="string" office:string-value="Gabriel MercadoInternacional, 35, D(CR)" calcext:value-type="string">
            <text:p>Gabriel MercadoInternacional, 35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3</text:p>
          </table:table-cell>
          <table:table-cell table:formula="of:=RIGHT([.A348];LEN([.A348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3</text:p>
          </table:table-cell>
          <table:table-cell table:formula="of:=RIGHT([.A349];LEN([.A349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3</text:p>
          </table:table-cell>
          <table:table-cell table:formula="of:=RIGHT([.A350];LEN([.A350])-3)" office:value-type="string" office:string-value="Alan KardecAtletico MG, 33, FW" calcext:value-type="string">
            <text:p>Alan KardecAtletico MG, 3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3</text:p>
          </table:table-cell>
          <table:table-cell table:formula="of:=RIGHT([.A351];LEN([.A351])-3)" office:value-type="string" office:string-value="Daniel GuedesCuiaba, 28, D(R)" calcext:value-type="string">
            <text:p>Daniel GuedesCuiaba, 28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3</text:p>
          </table:table-cell>
          <table:table-cell table:formula="of:=RIGHT([.A352];LEN([.A352])-3)" office:value-type="string" office:string-value="Thauan LaraInternacional, 18, Defender" calcext:value-type="string">
            <text:p>Thauan LaraInternacional, 18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2</text:p>
          </table:table-cell>
          <table:table-cell table:formula="of:=RIGHT([.A353];LEN([.A353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2</text:p>
          </table:table-cell>
          <table:table-cell table:formula="of:=RIGHT([.A354];LEN([.A354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2</text:p>
          </table:table-cell>
          <table:table-cell table:formula="of:=RIGHT([.A355];LEN([.A355])-3)" office:value-type="string" office:string-value="RwanSantos FC, 21, Forward" calcext:value-type="string">
            <text:p>RwanSantos FC, 2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2</text:p>
          </table:table-cell>
          <table:table-cell table:formula="of:=RIGHT([.A356];LEN([.A356])-3)" office:value-type="string" office:string-value="HérculesFortaleza, 21, M(C)" calcext:value-type="string">
            <text:p>HérculesFortaleza, 21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  <table:table-cell table:formula="of:=RIGHT([.A357];LEN([.A357])-3)" office:value-type="string" office:string-value="João PauloAmerica MG, 36, D(L)" calcext:value-type="string">
            <text:p>João PauloAmerica MG, 36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2</text:p>
          </table:table-cell>
          <table:table-cell table:formula="of:=RIGHT([.A358];LEN([.A358])-3)" office:value-type="string" office:string-value="FernandinhoAthletico Paranaense, 37, D(CR),DMC" calcext:value-type="string">
            <text:p>FernandinhoAthletico Paranaense, 37, D(C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  <table:table-cell table:formula="of:=RIGHT([.A359];LEN([.A359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  <table:table-cell table:formula="of:=RIGHT([.A360];LEN([.A360])-3)" office:value-type="string" office:string-value="Carlos SánchezSantos FC, 37, M(CR)" calcext:value-type="string">
            <text:p>Carlos SánchezSantos FC, 37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  <table:table-cell table:formula="of:=RIGHT([.A361];LEN([.A361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2</text:p>
          </table:table-cell>
          <table:table-cell table:formula="of:=RIGHT([.A362];LEN([.A362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1</text:p>
          </table:table-cell>
          <table:table-cell table:formula="of:=RIGHT([.A363];LEN([.A363])-3)" office:value-type="string" office:string-value="SávioGoias, 27, D(L)" calcext:value-type="string">
            <text:p>SávioGoias, 27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1</text:p>
          </table:table-cell>
          <table:table-cell table:formula="of:=RIGHT([.A364];LEN([.A364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1</text:p>
          </table:table-cell>
          <table:table-cell table:formula="of:=RIGHT([.A365];LEN([.A365])-3)" office:value-type="string" office:string-value="LéoSao Paulo, 26, D(CL)" calcext:value-type="string">
            <text:p>LéoSao Paulo, 26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1</text:p>
          </table:table-cell>
          <table:table-cell table:formula="of:=RIGHT([.A366];LEN([.A366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1</text:p>
          </table:table-cell>
          <table:table-cell table:formula="of:=RIGHT([.A367];LEN([.A367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1</text:p>
          </table:table-cell>
          <table:table-cell table:formula="of:=RIGHT([.A368];LEN([.A368])-3)" office:value-type="string" office:string-value="Dadá BelmonteGoias, 25, M(L)" calcext:value-type="string">
            <text:p>Dadá BelmonteGoias, 25, 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1</text:p>
          </table:table-cell>
          <table:table-cell table:formula="of:=RIGHT([.A369];LEN([.A369])-3)" office:value-type="string" office:string-value="MartinelliFluminense, 20, DMC" calcext:value-type="string">
            <text:p>MartinelliFluminense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1</text:p>
          </table:table-cell>
          <table:table-cell table:formula="of:=RIGHT([.A370];LEN([.A370])-3)" office:value-type="string" office:string-value="JádsonJuventude, 28, M(CR)" calcext:value-type="string">
            <text:p>JádsonJuventude, 28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1</text:p>
          </table:table-cell>
          <table:table-cell table:formula="of:=RIGHT([.A371];LEN([.A371])-3)" office:value-type="string" office:string-value="Rodrigo LindosoCeara, 33, DMC" calcext:value-type="string">
            <text:p>Rodrigo LindosoCear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  <table:table-cell table:formula="of:=RIGHT([.A372];LEN([.A372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0</text:p>
          </table:table-cell>
          <table:table-cell table:formula="of:=RIGHT([.A373];LEN([.A373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0</text:p>
          </table:table-cell>
          <table:table-cell table:formula="of:=RIGHT([.A374];LEN([.A374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375];LEN([.A375])-3)" office:value-type="string" office:string-value="HenriqueCoritiba, 35, D(CR)" calcext:value-type="string">
            <text:p>HenriqueCoritiba, 35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0</text:p>
          </table:table-cell>
          <table:table-cell table:formula="of:=RIGHT([.A376];LEN([.A376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  <table:table-cell table:formula="of:=RIGHT([.A377];LEN([.A377])-3)" office:value-type="string" office:string-value="Rodrigo DouradoInternacional, 28, DMC" calcext:value-type="string">
            <text:p>Rodrigo DouradoInternacional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0</text:p>
          </table:table-cell>
          <table:table-cell table:formula="of:=RIGHT([.A378];LEN([.A378])-3)" office:value-type="string" office:string-value="David BrazFluminense, 35, D(C)" calcext:value-type="string">
            <text:p>David BrazFluminense, 3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  <table:table-cell table:formula="of:=RIGHT([.A379];LEN([.A379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0</text:p>
          </table:table-cell>
          <table:table-cell table:formula="of:=RIGHT([.A380];LEN([.A380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9</text:p>
          </table:table-cell>
          <table:table-cell table:formula="of:=RIGHT([.A381];LEN([.A381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9</text:p>
          </table:table-cell>
          <table:table-cell table:formula="of:=RIGHT([.A382];LEN([.A382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9</text:p>
          </table:table-cell>
          <table:table-cell table:formula="of:=RIGHT([.A383];LEN([.A383])-3)" office:value-type="string" office:string-value="SávioAtletico MG, 18, Forward" calcext:value-type="string">
            <text:p>SávioAtletico MG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9</text:p>
          </table:table-cell>
          <table:table-cell table:formula="of:=RIGHT([.A384];LEN([.A384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9</text:p>
          </table:table-cell>
          <table:table-cell table:formula="of:=RIGHT([.A385];LEN([.A385])-3)" office:value-type="string" office:string-value="RonaldFortaleza, 25, M(C)" calcext:value-type="string">
            <text:p>RonaldFortaleza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386];LEN([.A386])-3)" office:value-type="string" office:string-value="Rafael WilliamCoritiba, 20, GK" calcext:value-type="string">
            <text:p>Rafael WilliamCoritiba, 20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9</text:p>
          </table:table-cell>
          <table:table-cell table:formula="of:=RIGHT([.A387];LEN([.A387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49</text:p>
          </table:table-cell>
          <table:table-cell table:formula="of:=RIGHT([.A388];LEN([.A388])-3)" office:value-type="string" office:string-value="Rafael VazAvai FC, 34, D(C)" calcext:value-type="string">
            <text:p>Rafael VazAvai FC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9</text:p>
          </table:table-cell>
          <table:table-cell table:formula="of:=RIGHT([.A389];LEN([.A389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4">
          <table:table-cell table:style-name="Default" table:number-columns-repeated="7"/>
          <table:table-cell table:formula="of:=RIGHT([.A390];LEN([.A390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8</text:p>
          </table:table-cell>
          <table:table-cell table:formula="of:=RIGHT([.A391];LEN([.A391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8</text:p>
          </table:table-cell>
          <table:table-cell table:formula="of:=RIGHT([.A392];LEN([.A392])-3)" office:value-type="string" office:string-value="Thiago GalhardoFortaleza, 33, AM(CL),FW" calcext:value-type="string">
            <text:p>Thiago GalhardoFortaleza, 33, A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8</text:p>
          </table:table-cell>
          <table:table-cell table:formula="of:=RIGHT([.A393];LEN([.A393])-3)" office:value-type="string" office:string-value="DiegoFlamengo, 37, M(CLR)" calcext:value-type="string">
            <text:p>DiegoFlamengo, 3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  <table:table-cell table:formula="of:=RIGHT([.A394];LEN([.A394])-3)" office:value-type="string" office:string-value="DiegoCeara, 34, AM(LR)" calcext:value-type="string">
            <text:p>DiegoCeara, 3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</text:p>
          </table:table-cell>
          <table:table-cell table:formula="of:=RIGHT([.A395];LEN([.A395])-3)" office:value-type="string" office:string-value="BoschiliaCoritiba, 26, AM(CLR)" calcext:value-type="string">
            <text:p>BoschiliaCoritiba, 26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396];LEN([.A396])-3)" office:value-type="string" office:string-value="RômuloJuventude, 22, Midfielder" calcext:value-type="string">
            <text:p>RômuloJuventude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  <table:table-cell table:formula="of:=RIGHT([.A397];LEN([.A397])-3)" office:value-type="string" office:string-value="AlessonCuiaba, 23, AM(R)" calcext:value-type="string">
            <text:p>AlessonCuiaba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7</text:p>
          </table:table-cell>
          <table:table-cell table:formula="of:=RIGHT([.A398];LEN([.A398])-3)" office:value-type="string" office:string-value="Lucas RibeiroCeara, 23, D(C)" calcext:value-type="string">
            <text:p>Lucas RibeiroCeara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7</text:p>
          </table:table-cell>
          <table:table-cell table:formula="of:=RIGHT([.A399];LEN([.A399])-3)" office:value-type="string" office:string-value="ApodiGoias, 35, D(R),M(LR)" calcext:value-type="string">
            <text:p>ApodiGoias, 35, D(R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formula="of:=RIGHT([.A400];LEN([.A400])-3)" office:value-type="string" office:string-value="ChristianAthletico Paranaense, 21, M(C)" calcext:value-type="string">
            <text:p>ChristianAthletico Paranaense, 21, M(C)</text:p>
          </table:table-cell>
        </table:table-row>
        <table:table-row table:style-name="ro4">
          <table:table-cell table:style-name="Default" table:number-columns-repeated="7"/>
          <table:table-cell table:formula="of:=RIGHT([.A401];LEN([.A401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formula="of:=RIGHT([.A402];LEN([.A402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403];LEN([.A403])-3)" office:value-type="string" office:string-value="KaikySantos FC, 18, D(C)" calcext:value-type="string">
            <text:p>KaikySantos FC, 1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404];LEN([.A404])-3)" office:value-type="string" office:string-value="MarquinhosSao Paulo, 19, Forward" calcext:value-type="string">
            <text:p>MarquinhosSao Paulo, 19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formula="of:=RIGHT([.A405];LEN([.A405])-3)" office:value-type="string" office:string-value="Matías GalarzaCoritiba, 20, Midfielder" calcext:value-type="string">
            <text:p>Matías GalarzaCoritiba, 20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7</text:p>
          </table:table-cell>
          <table:table-cell table:formula="of:=RIGHT([.A406];LEN([.A406])-3)" office:value-type="string" office:string-value="MoratoAvai FC, 29, AM(LR)" calcext:value-type="string">
            <text:p>MoratoAvai FC, 2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formula="of:=RIGHT([.A407];LEN([.A407])-3)" office:value-type="string" office:string-value="Matheus FernandesAthletico Paranaense, 24, DMC" calcext:value-type="string">
            <text:p>Matheus Fernandes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408];LEN([.A408])-3)" office:value-type="string" office:string-value="Alan EmpereurCuiaba, 28, D(C)" calcext:value-type="string">
            <text:p>Alan EmpereurCuiaba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  <table:table-cell table:formula="of:=RIGHT([.A409];LEN([.A409])-3)" office:value-type="string" office:string-value="Gabriel PiraniCuiaba, 20, AM(C)" calcext:value-type="string">
            <text:p>Gabriel PiraniCuiaba, 20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7</text:p>
          </table:table-cell>
          <table:table-cell table:formula="of:=RIGHT([.A410];LEN([.A410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6</text:p>
          </table:table-cell>
          <table:table-cell table:formula="of:=RIGHT([.A411];LEN([.A411])-3)" office:value-type="string" office:string-value="MuriquiAvai FC, 36, AM(CL)" calcext:value-type="string">
            <text:p>MuriquiAvai FC, 36, AM(CL)</text:p>
          </table:table-cell>
        </table:table-row>
        <table:table-row table:style-name="ro4">
          <table:table-cell table:style-name="Default" table:number-columns-repeated="7"/>
          <table:table-cell table:formula="of:=RIGHT([.A412];LEN([.A412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6</text:p>
          </table:table-cell>
          <table:table-cell table:formula="of:=RIGHT([.A413];LEN([.A413])-3)" office:value-type="string" office:string-value="Danilo AvelarAmerica MG, 33, D(CL),M(L)" calcext:value-type="string">
            <text:p>Danilo AvelarAmerica MG, 33, D(C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6</text:p>
          </table:table-cell>
          <table:table-cell table:formula="of:=RIGHT([.A414];LEN([.A414])-3)" office:value-type="string" office:string-value="MayconCorinthians, 25, M(C)" calcext:value-type="string">
            <text:p>MayconCorinthians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6</text:p>
          </table:table-cell>
          <table:table-cell table:formula="of:=RIGHT([.A415];LEN([.A415])-3)" office:value-type="string" office:string-value="WesleyPalmeiras, 23, AM(L)" calcext:value-type="string">
            <text:p>WesleyPalmeiras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5</text:p>
          </table:table-cell>
          <table:table-cell table:formula="of:=RIGHT([.A416];LEN([.A416])-3)" office:value-type="string" office:string-value="AdemirAtletico MG, 27, AM(CR)" calcext:value-type="string">
            <text:p>AdemirAtletico MG, 27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5</text:p>
          </table:table-cell>
          <table:table-cell table:formula="of:=RIGHT([.A417];LEN([.A417])-3)" office:value-type="string" office:string-value="Matheus SalesGoias, 27, M(C)" calcext:value-type="string">
            <text:p>Matheus SalesGoias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45</text:p>
          </table:table-cell>
          <table:table-cell table:formula="of:=RIGHT([.A418];LEN([.A418])-3)" office:value-type="string" office:string-value="SidneiGoias, 32, D(C)" calcext:value-type="string">
            <text:p>SidneiGoias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5</text:p>
          </table:table-cell>
          <table:table-cell table:formula="of:=RIGHT([.A419];LEN([.A419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5</text:p>
          </table:table-cell>
          <table:table-cell table:formula="of:=RIGHT([.A420];LEN([.A420])-3)" office:value-type="string" office:string-value="RodriguinhoAmerica MG, 19, Midfielder" calcext:value-type="string">
            <text:p>RodriguinhoAmerica MG, 19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5</text:p>
          </table:table-cell>
          <table:table-cell table:formula="of:=RIGHT([.A421];LEN([.A421])-3)" office:value-type="string" office:string-value="Luan PatrickAmerica MG, 20, D(C)" calcext:value-type="string">
            <text:p>Luan PatrickAmerica MG, 2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  <table:table-cell table:formula="of:=RIGHT([.A422];LEN([.A422])-3)" office:value-type="string" office:string-value="RenanRed Bull Bragantino, 20, D(CL)" calcext:value-type="string">
            <text:p>RenanRed Bull Bragantino, 20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  <table:table-cell table:formula="of:=RIGHT([.A423];LEN([.A423])-3)" office:value-type="string" office:string-value="Míchel MacedoCeara, 32, D(R)" calcext:value-type="string">
            <text:p>Míchel MacedoCeara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4</text:p>
          </table:table-cell>
          <table:table-cell table:formula="of:=RIGHT([.A424];LEN([.A424])-3)" office:value-type="string" office:string-value="ÉvertonCuiaba, 33, D(L),M(CLR)" calcext:value-type="string">
            <text:p>ÉvertonCuiaba, 33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4</text:p>
          </table:table-cell>
          <table:table-cell table:formula="of:=RIGHT([.A425];LEN([.A425])-3)" office:value-type="string" office:string-value="Matheus GaldezaniAvai FC, 30, M(C)" calcext:value-type="string">
            <text:p>Matheus GaldezaniAvai FC, 30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4</text:p>
          </table:table-cell>
          <table:table-cell table:formula="of:=RIGHT([.A426];LEN([.A426])-3)" office:value-type="string" office:string-value="PedrinhoAtletico MG, 24, AM(CR)" calcext:value-type="string">
            <text:p>PedrinhoAtletico MG, 24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4</text:p>
          </table:table-cell>
          <table:table-cell table:formula="of:=RIGHT([.A427];LEN([.A427])-3)" office:value-type="string" office:string-value="Bruno NazárioJuventude, 27, AM(CR)" calcext:value-type="string">
            <text:p>Bruno NazárioJuventude, 27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  <table:table-cell table:formula="of:=RIGHT([.A428];LEN([.A428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4</text:p>
          </table:table-cell>
          <table:table-cell table:formula="of:=RIGHT([.A429];LEN([.A429])-3)" office:value-type="string" office:string-value="Bruno TubarãoRed Bull Bragantino, 27, AM(LR)" calcext:value-type="string">
            <text:p>Bruno TubarãoRed Bull Bragantino, 27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44</text:p>
          </table:table-cell>
          <table:table-cell table:formula="of:=RIGHT([.A430];LEN([.A430])-3)" office:value-type="string" office:string-value="CalebeAtletico MG, 22, M(C)" calcext:value-type="string">
            <text:p>CalebeAtletico MG, 22, M(C)</text:p>
          </table:table-cell>
        </table:table-row>
        <table:table-row table:style-name="ro1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4</text:p>
          </table:table-cell>
          <table:table-cell table:formula="of:=RIGHT([.A431];LEN([.A431])-3)" office:value-type="string" office:string-value="Zé RobertoCeara, 28, FW" calcext:value-type="string">
            <text:p>Zé RobertoCeara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3</text:p>
          </table:table-cell>
          <table:table-cell table:formula="of:=RIGHT([.A432];LEN([.A432])-3)" office:value-type="string" office:string-value="RenatoAvai FC, 32, D(R),M(R)" calcext:value-type="string">
            <text:p>RenatoAvai FC, 32, D(R),M(R)</text:p>
          </table:table-cell>
        </table:table-row>
        <table:table-row table:style-name="ro4">
          <table:table-cell table:style-name="Default" table:number-columns-repeated="7"/>
          <table:table-cell table:formula="of:=RIGHT([.A433];LEN([.A433])-3)" office:value-type="string" office:string-value="" calcext:value-type="error">
            <text:p>Erro:502</text:p>
          </table:table-cell>
        </table:table-row>
        <table:table-row table:style-name="ro4">
          <table:table-cell table:style-name="Default" table:number-columns-repeated="7"/>
          <table:table-cell table:formula="of:=RIGHT([.A434];LEN([.A434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3</text:p>
          </table:table-cell>
          <table:table-cell table:formula="of:=RIGHT([.A435];LEN([.A435])-3)" office:value-type="string" office:string-value="Isidro PittaJuventude, 23, FW" calcext:value-type="string">
            <text:p>Isidro PittaJuventude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3</text:p>
          </table:table-cell>
          <table:table-cell table:formula="of:=RIGHT([.A436];LEN([.A436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  <table:table-cell table:formula="of:=RIGHT([.A437];LEN([.A437])-3)" office:value-type="string" office:string-value="Pedro RochaAthletico Paranaense, 27, AM(CLR),FW" calcext:value-type="string">
            <text:p>Pedro RochaAthletico Paranaense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  <table:table-cell table:formula="of:=RIGHT([.A438];LEN([.A438])-3)" office:value-type="string" office:string-value="BiroCorinthians, 18, Defender" calcext:value-type="string">
            <text:p>BiroCorinthians, 18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3</text:p>
          </table:table-cell>
          <table:table-cell table:formula="of:=RIGHT([.A439];LEN([.A439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440];LEN([.A440])-3)" office:value-type="string" office:string-value="Hugo SouzaFlamengo, 23, GK" calcext:value-type="string">
            <text:p>Hugo SouzaFlamengo, 23, GK</text:p>
          </table:table-cell>
        </table:table-row>
        <table:table-row table:style-name="ro1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  <table:table-cell table:formula="of:=RIGHT([.A441];LEN([.A441])-3)" office:value-type="string" office:string-value="Iury CastilhoCeara, 26, FW" calcext:value-type="string">
            <text:p>Iury CastilhoCear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3</text:p>
          </table:table-cell>
          <table:table-cell table:formula="of:=RIGHT([.A442];LEN([.A442])-3)" office:value-type="string" office:string-value="MaguinhoGoias, 30, D(R)" calcext:value-type="string">
            <text:p>MaguinhoGoias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443];LEN([.A443])-3)" office:value-type="string" office:string-value="Kaique RochaInternacional, 21, D(C)" calcext:value-type="string">
            <text:p>Kaique RochaInternacional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2</text:p>
          </table:table-cell>
          <table:table-cell table:formula="of:=RIGHT([.A444];LEN([.A444])-3)" office:value-type="string" office:string-value="Gustavo SauerBotafogo RJ, 29, M(CLR)" calcext:value-type="string">
            <text:p>Gustavo SauerBotafogo RJ, 29, M(CLR)</text:p>
          </table:table-cell>
        </table:table-row>
        <table:table-row table:style-name="ro4">
          <table:table-cell table:style-name="Default" table:number-columns-repeated="7"/>
          <table:table-cell table:formula="of:=RIGHT([.A445];LEN([.A445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2</text:p>
          </table:table-cell>
          <table:table-cell table:formula="of:=RIGHT([.A446];LEN([.A446])-3)" office:value-type="string" office:string-value="TitiFortaleza, 34, D(C)" calcext:value-type="string">
            <text:p>TitiFortaleza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  <table:table-cell table:formula="of:=RIGHT([.A447];LEN([.A447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448];LEN([.A448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2</text:p>
          </table:table-cell>
          <table:table-cell table:formula="of:=RIGHT([.A449];LEN([.A449])-3)" office:value-type="string" office:string-value="CamachoSantos FC, 32, DMC" calcext:value-type="string">
            <text:p>CamachoSantos FC, 3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1</text:p>
          </table:table-cell>
          <table:table-cell table:formula="of:=RIGHT([.A450];LEN([.A450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1</text:p>
          </table:table-cell>
          <table:table-cell table:formula="of:=RIGHT([.A451];LEN([.A451])-3)" office:value-type="string" office:string-value="RichardsonCeara, 30, DMC" calcext:value-type="string">
            <text:p>RichardsonCeara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452];LEN([.A452])-3)" office:value-type="string" office:string-value="LuanGoias, 32, M(CLR)" calcext:value-type="string">
            <text:p>LuanGoias, 32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453];LEN([.A453])-3)" office:value-type="string" office:string-value="RamiroCorinthians, 29, D(R),M(CR)" calcext:value-type="string">
            <text:p>RamiroCorinthians, 29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1</text:p>
          </table:table-cell>
          <table:table-cell table:formula="of:=RIGHT([.A454];LEN([.A454])-3)" office:value-type="string" office:string-value="Talles CostaSao Paulo, 20, M(C)" calcext:value-type="string">
            <text:p>Talles CostaSao Paulo, 20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455];LEN([.A455])-3)" office:value-type="string" office:string-value="LuizãoSao Paulo, 20, Defender" calcext:value-type="string">
            <text:p>LuizãoSao Paulo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456];LEN([.A456])-3)" office:value-type="string" office:string-value="Thiago CoutoSao Paulo, 23, Goalkeeper" calcext:value-type="string">
            <text:p>Thiago CoutoSao Paulo, 23, Goalkeeper</text:p>
          </table:table-cell>
        </table:table-row>
        <table:table-row table:style-name="ro2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457];LEN([.A457])-3)" office:value-type="string" office:string-value="Giuliano GaloppoSao Paulo, 23, M(C)" calcext:value-type="string">
            <text:p>Giuliano GaloppoSao Paulo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0</text:p>
          </table:table-cell>
          <table:table-cell table:formula="of:=RIGHT([.A458];LEN([.A458])-3)" office:value-type="string" office:string-value="RhaldneyAtletico GO, 23, Midfielder" calcext:value-type="string">
            <text:p>RhaldneyAtletico GO, 23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459];LEN([.A459])-3)" office:value-type="string" office:string-value="David DuarteFluminense, 27, D(C)" calcext:value-type="string">
            <text:p>David DuarteFluminense, 2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460];LEN([.A460])-3)" office:value-type="string" office:string-value="Douglas BorgesBotafogo RJ, 32, Goalkeeper" calcext:value-type="string">
            <text:p>Douglas BorgesBotafogo RJ, 32, Goalkeeper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0</text:p>
          </table:table-cell>
          <table:table-cell table:formula="of:=RIGHT([.A461];LEN([.A461])-3)" office:value-type="string" office:string-value="Gabriel NovaesRed Bull Bragantino, 23, FW" calcext:value-type="string">
            <text:p>Gabriel NovaesRed Bull Bragantino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462];LEN([.A462])-3)" office:value-type="string" office:string-value="FagnerCorinthians, 33, D(R)" calcext:value-type="string">
            <text:p>FagnerCorinthians, 3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0</text:p>
          </table:table-cell>
          <table:table-cell table:formula="of:=RIGHT([.A463];LEN([.A463])-3)" office:value-type="string" office:string-value="Diego GonçalvesBotafogo RJ, 27, Forward" calcext:value-type="string">
            <text:p>Diego GonçalvesBotafogo RJ, 27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464];LEN([.A464])-3)" office:value-type="string" office:string-value="Andrés ColoradoSao Paulo, 23, Midfielder" calcext:value-type="string">
            <text:p>Andrés ColoradoSao Paulo, 23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9</text:p>
          </table:table-cell>
          <table:table-cell table:formula="of:=RIGHT([.A465];LEN([.A465])-3)" office:value-type="string" office:string-value="Vinícius LeiteAvai FC, 28, Forward" calcext:value-type="string">
            <text:p>Vinícius LeiteAvai FC, 2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9</text:p>
          </table:table-cell>
          <table:table-cell table:formula="of:=RIGHT([.A466];LEN([.A466])-3)" office:value-type="string" office:string-value="Vitor MendesJuventude, 23, D(C)" calcext:value-type="string">
            <text:p>Vitor MendesJuventude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9</text:p>
          </table:table-cell>
          <table:table-cell table:formula="of:=RIGHT([.A467];LEN([.A467])-3)" office:value-type="string" office:string-value="Pablo MaiaSao Paulo, 20, DMC" calcext:value-type="string">
            <text:p>Pablo MaiaSao Paulo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9</text:p>
          </table:table-cell>
          <table:table-cell table:formula="of:=RIGHT([.A468];LEN([.A468])-3)" office:value-type="string" office:string-value="Caio ViníciusGoias, 23, M(C)" calcext:value-type="string">
            <text:p>Caio ViníciusGoia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9</text:p>
          </table:table-cell>
          <table:table-cell table:formula="of:=RIGHT([.A469];LEN([.A469])-3)" office:value-type="string" office:string-value="Mario PineidaFluminense, 30, Defender" calcext:value-type="string">
            <text:p>Mario PineidaFluminense, 3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8</text:p>
          </table:table-cell>
          <table:table-cell table:formula="of:=RIGHT([.A470];LEN([.A470])-3)" office:value-type="string" office:string-value="FredFluminense, 38, FW" calcext:value-type="string">
            <text:p>FredFluminense, 3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8</text:p>
          </table:table-cell>
          <table:table-cell table:formula="of:=RIGHT([.A471];LEN([.A471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6.38</text:p>
          </table:table-cell>
          <table:table-cell table:formula="of:=RIGHT([.A472];LEN([.A472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8</text:p>
          </table:table-cell>
          <table:table-cell table:formula="of:=RIGHT([.A473];LEN([.A473])-3)" office:value-type="string" office:string-value="Yago FelipeFluminense, 27, M(CLR)" calcext:value-type="string">
            <text:p>Yago FelipeFluminense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474];LEN([.A474])-3)" office:value-type="string" office:string-value="DenilsonCuiaba, 21, Midfielder" calcext:value-type="string">
            <text:p>DenilsonCuiaba, 21, Midfielder</text:p>
          </table:table-cell>
        </table:table-row>
        <table:table-row table:style-name="ro4">
          <table:table-cell table:style-name="Default" table:number-columns-repeated="7"/>
          <table:table-cell table:formula="of:=RIGHT([.A475];LEN([.A475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476];LEN([.A476])-3)" office:value-type="string" office:string-value="Matheus SantosGoias, 24, Forward" calcext:value-type="string">
            <text:p>Matheus SantosGoias, 24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  <table:table-cell table:formula="of:=RIGHT([.A477];LEN([.A477])-3)" office:value-type="string" office:string-value="WellitonRed Bull Bragantino, 22, Forward" calcext:value-type="string">
            <text:p>WellitonRed Bull Bragantino, 2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7</text:p>
          </table:table-cell>
          <table:table-cell table:formula="of:=RIGHT([.A478];LEN([.A478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7</text:p>
          </table:table-cell>
          <table:table-cell table:formula="of:=RIGHT([.A479];LEN([.A479])-3)" office:value-type="string" office:string-value="Anthony LandázuriFortaleza, 25, Defender" calcext:value-type="string">
            <text:p>Anthony LandázuriFortaleza, 25, Defender</text:p>
          </table:table-cell>
        </table:table-row>
        <table:table-row table:style-name="ro3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7</text:p>
          </table:table-cell>
          <table:table-cell table:formula="of:=RIGHT([.A480];LEN([.A480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481];LEN([.A481])-3)" office:value-type="string" office:string-value="GuilhermeRed Bull Bragantino, 20, Defender" calcext:value-type="string">
            <text:p>GuilhermeRed Bull Bragantino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6</text:p>
          </table:table-cell>
          <table:table-cell table:formula="of:=RIGHT([.A482];LEN([.A482])-3)" office:value-type="string" office:string-value="OtávioAtletico MG, 28, DMC" calcext:value-type="string">
            <text:p>OtávioAtletico MG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6</text:p>
          </table:table-cell>
          <table:table-cell table:formula="of:=RIGHT([.A483];LEN([.A483])-3)" office:value-type="string" office:string-value="Lucas PiazónBotafogo RJ, 28, AM(CLR),FW" calcext:value-type="string">
            <text:p>Lucas PiazónBotafogo RJ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6</text:p>
          </table:table-cell>
          <table:table-cell table:formula="of:=RIGHT([.A484];LEN([.A484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6</text:p>
          </table:table-cell>
          <table:table-cell table:formula="of:=RIGHT([.A485];LEN([.A485])-3)" office:value-type="string" office:string-value="MarquinhosCuiaba, 25, AM(LR)" calcext:value-type="string">
            <text:p>MarquinhosCuiaba, 25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6</text:p>
          </table:table-cell>
          <table:table-cell table:formula="of:=RIGHT([.A486];LEN([.A486])-3)" office:value-type="string" office:string-value="Felipe MarquesCuiaba, 32, AM(L)" calcext:value-type="string">
            <text:p>Felipe MarquesCuiaba, 3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487];LEN([.A487])-3)" office:value-type="string" office:string-value="Douglas da SilvaBotafogo RJ, 21, Defender" calcext:value-type="string">
            <text:p>Douglas da SilvaBotafogo RJ, 21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36</text:p>
          </table:table-cell>
          <table:table-cell table:formula="of:=RIGHT([.A488];LEN([.A488])-3)" office:value-type="string" office:string-value="AuroSantos FC, 26, D(LR),M(CR)" calcext:value-type="string">
            <text:p>AuroSantos FC, 26, D(L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6</text:p>
          </table:table-cell>
          <table:table-cell table:formula="of:=RIGHT([.A489];LEN([.A489])-3)" office:value-type="string" office:string-value="RamonRed Bull Bragantino, 21, D(L)" calcext:value-type="string">
            <text:p>RamonRed Bull Bragantino, 21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5</text:p>
          </table:table-cell>
          <table:table-cell table:formula="of:=RIGHT([.A490];LEN([.A490])-3)" office:value-type="string" office:string-value="Luo GuofuAmerica MG, 34, AM(LR),FW" calcext:value-type="string">
            <text:p>Luo GuofuAmerica MG, 34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5</text:p>
          </table:table-cell>
          <table:table-cell table:formula="of:=RIGHT([.A491];LEN([.A491])-3)" office:value-type="string" office:string-value="Fausto VeraCorinthians, 22, DMC" calcext:value-type="string">
            <text:p>Fausto VeraCorinthians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5</text:p>
          </table:table-cell>
          <table:table-cell table:formula="of:=RIGHT([.A492];LEN([.A492])-3)" office:value-type="string" office:string-value="WellingtonFluminense, 31, DMC" calcext:value-type="string">
            <text:p>WellingtonFluminense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4</text:p>
          </table:table-cell>
          <table:table-cell table:formula="of:=RIGHT([.A493];LEN([.A493])-3)" office:value-type="string" office:string-value="ÉltonCuiaba, 37, FW" calcext:value-type="string">
            <text:p>ÉltonCuiaba, 37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494];LEN([.A494])-3)" office:value-type="string" office:string-value="Bruno MeloCorinthians, 29, D(L),M(L)" calcext:value-type="string">
            <text:p>Bruno MeloCorinthians, 29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4</text:p>
          </table:table-cell>
          <table:table-cell table:formula="of:=RIGHT([.A495];LEN([.A495])-3)" office:value-type="string" office:string-value="CapixabaJuventude, 25, AM(LR)" calcext:value-type="string">
            <text:p>CapixabaJuventude, 25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4</text:p>
          </table:table-cell>
          <table:table-cell table:formula="of:=RIGHT([.A496];LEN([.A496])-3)" office:value-type="string" office:string-value="ClaytonCoritiba, 23, Forward" calcext:value-type="string">
            <text:p>ClaytonCoritiba, 23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4</text:p>
          </table:table-cell>
          <table:table-cell table:formula="of:=RIGHT([.A497];LEN([.A497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3</text:p>
          </table:table-cell>
          <table:table-cell table:formula="of:=RIGHT([.A498];LEN([.A498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3</text:p>
          </table:table-cell>
          <table:table-cell table:formula="of:=RIGHT([.A499];LEN([.A499])-3)" office:value-type="string" office:string-value="Yuri AlbertoCorinthians, 21, AM(L),FW" calcext:value-type="string">
            <text:p>Yuri AlbertoCorinthians, 21, AM(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3</text:p>
          </table:table-cell>
          <table:table-cell table:formula="of:=RIGHT([.A500];LEN([.A500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3</text:p>
          </table:table-cell>
          <table:table-cell table:formula="of:=RIGHT([.A501];LEN([.A501])-3)" office:value-type="string" office:string-value="Matheus PeixotoCeara, 26, FW" calcext:value-type="string">
            <text:p>Matheus PeixotoCear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3</text:p>
          </table:table-cell>
          <table:table-cell table:formula="of:=RIGHT([.A502];LEN([.A502])-3)" office:value-type="string" office:string-value="AndréCuiaba, 31, FW" calcext:value-type="string">
            <text:p>André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32</text:p>
          </table:table-cell>
          <table:table-cell table:formula="of:=RIGHT([.A503];LEN([.A503])-3)" office:value-type="string" office:string-value="SandrySantos FC, 19, DMC" calcext:value-type="string">
            <text:p>SandrySantos FC, 19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2</text:p>
          </table:table-cell>
          <table:table-cell table:formula="of:=RIGHT([.A504];LEN([.A504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505];LEN([.A505])-3)" office:value-type="string" office:string-value="Gustavo GarcíaPalmeiras, 20, Defender" calcext:value-type="string">
            <text:p>Gustavo GarcíaPalmeiras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506];LEN([.A506])-3)" office:value-type="string" office:string-value="Marcos PauloFlamengo, 19, Defender" calcext:value-type="string">
            <text:p>Marcos PauloFlamengo, 19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2</text:p>
          </table:table-cell>
          <table:table-cell table:formula="of:=RIGHT([.A507];LEN([.A507])-3)" office:value-type="string" office:string-value="YuriJuventude, 28, D(C),DMC" calcext:value-type="string">
            <text:p>YuriJuventude, 28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2</text:p>
          </table:table-cell>
          <table:table-cell table:formula="of:=RIGHT([.A508];LEN([.A508])-3)" office:value-type="string" office:string-value="Gabriel NevesSao Paulo, 25, M(C)" calcext:value-type="string">
            <text:p>Gabriel NevesSao Paulo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1</text:p>
          </table:table-cell>
          <table:table-cell table:formula="of:=RIGHT([.A509];LEN([.A509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1</text:p>
          </table:table-cell>
          <table:table-cell table:formula="of:=RIGHT([.A510];LEN([.A510])-3)" office:value-type="string" office:string-value="NatanaelCoritiba, 20, D(R)" calcext:value-type="string">
            <text:p>NatanaelCoritiba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1</text:p>
          </table:table-cell>
          <table:table-cell table:formula="of:=RIGHT([.A511];LEN([.A511])-3)" office:value-type="string" office:string-value="Jonathan CopeteAvai FC, 34, AM(LR)" calcext:value-type="string">
            <text:p>Jonathan CopeteAvai FC, 3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  <table:table-cell table:formula="of:=RIGHT([.A512];LEN([.A512])-3)" office:value-type="string" office:string-value="HugoCoritiba, 22, Forward" calcext:value-type="string">
            <text:p>HugoCoritiba, 2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1</text:p>
          </table:table-cell>
          <table:table-cell table:formula="of:=RIGHT([.A513];LEN([.A513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514];LEN([.A514])-3)" office:value-type="string" office:string-value="FlávioAmerica MG, 22, Midfielder" calcext:value-type="string">
            <text:p>FlávioAmerica MG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1</text:p>
          </table:table-cell>
          <table:table-cell table:formula="of:=RIGHT([.A515];LEN([.A515])-3)" office:value-type="string" office:string-value="PedrinhoGoias, 18, Forward" calcext:value-type="string">
            <text:p>PedrinhoGoias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516];LEN([.A516])-3)" office:value-type="string" office:string-value="Luiz FelipeGoias, 21, Forward" calcext:value-type="string">
            <text:p>Luiz FelipeGoias, 2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0</text:p>
          </table:table-cell>
          <table:table-cell table:formula="of:=RIGHT([.A517];LEN([.A517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0</text:p>
          </table:table-cell>
          <table:table-cell table:formula="of:=RIGHT([.A518];LEN([.A518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519];LEN([.A519])-3)" office:value-type="string" office:string-value="Jesús TrindadeCoritiba, 29, Midfielder" calcext:value-type="string">
            <text:p>Jesús TrindadeCoritiba, 29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0</text:p>
          </table:table-cell>
          <table:table-cell table:formula="of:=RIGHT([.A520];LEN([.A520])-3)" office:value-type="string" office:string-value="Willian MaranhãoSantos FC, 26, DMC" calcext:value-type="string">
            <text:p>Willian MaranhãoSantos FC, 26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30</text:p>
          </table:table-cell>
          <table:table-cell table:formula="of:=RIGHT([.A521];LEN([.A521])-3)" office:value-type="string" office:string-value="Matheus FrancaFlamengo, 18, Midfielder" calcext:value-type="string">
            <text:p>Matheus FrancaFlamengo, 18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522];LEN([.A522])-3)" office:value-type="string" office:string-value="BarretoBotafogo RJ, 26, DMC" calcext:value-type="string">
            <text:p>BarretoBotafogo RJ, 26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523];LEN([.A523])-3)" office:value-type="string" office:string-value="Kaiky NavesPalmeiras, 20, Midfielder" calcext:value-type="string">
            <text:p>Kaiky NavesPalmeiras, 20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524];LEN([.A524])-3)" office:value-type="string" office:string-value="KeillerInternacional, 25, GK" calcext:value-type="string">
            <text:p>KeillerInternacional, 25, GK</text:p>
          </table:table-cell>
        </table:table-row>
        <table:table-row table:style-name="ro4">
          <table:table-cell table:style-name="Default" table:number-columns-repeated="7"/>
          <table:table-cell table:formula="of:=RIGHT([.A525];LEN([.A525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9</text:p>
          </table:table-cell>
          <table:table-cell table:formula="of:=RIGHT([.A526];LEN([.A526])-3)" office:value-type="string" office:string-value="BoschiliaInternacional, 26, AM(CLR)" calcext:value-type="string">
            <text:p>BoschiliaInternacional, 26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9</text:p>
          </table:table-cell>
          <table:table-cell table:formula="of:=RIGHT([.A527];LEN([.A527])-3)" office:value-type="string" office:string-value="LizieroInternacional, 24, DMC" calcext:value-type="string">
            <text:p>LizieroInternacional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9</text:p>
          </table:table-cell>
          <table:table-cell table:formula="of:=RIGHT([.A528];LEN([.A528])-3)" office:value-type="string" office:string-value="Cristian RivasCuiaba, 25, Midfielder" calcext:value-type="string">
            <text:p>Cristian RivasCuiaba, 25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9</text:p>
          </table:table-cell>
          <table:table-cell table:formula="of:=RIGHT([.A529];LEN([.A529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28</text:p>
          </table:table-cell>
          <table:table-cell table:formula="of:=RIGHT([.A530];LEN([.A530])-3)" office:value-type="string" office:string-value="Paolo GuerreroAvai FC, 38, FW" calcext:value-type="string">
            <text:p>Paolo GuerreroAvai FC, 3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8</text:p>
          </table:table-cell>
          <table:table-cell table:formula="of:=RIGHT([.A531];LEN([.A531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8</text:p>
          </table:table-cell>
          <table:table-cell table:formula="of:=RIGHT([.A532];LEN([.A532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8</text:p>
          </table:table-cell>
          <table:table-cell table:formula="of:=RIGHT([.A533];LEN([.A533])-3)" office:value-type="string" office:string-value="Jhon VásquezCeara, 27, Forward" calcext:value-type="string">
            <text:p>Jhon VásquezCeara, 27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8</text:p>
          </table:table-cell>
          <table:table-cell table:formula="of:=RIGHT([.A534];LEN([.A534])-3)" office:value-type="string" office:string-value="Matheus JussaFortaleza, 26, D(C),DMC" calcext:value-type="string">
            <text:p>Matheus JussaFortaleza, 26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8</text:p>
          </table:table-cell>
          <table:table-cell table:formula="of:=RIGHT([.A535];LEN([.A535])-3)" office:value-type="string" office:string-value="EltonJuventude, 32, DMC" calcext:value-type="string">
            <text:p>EltonJuventude, 32, DMC</text:p>
          </table:table-cell>
        </table:table-row>
        <table:table-row table:style-name="ro4">
          <table:table-cell table:style-name="Default" table:number-columns-repeated="7"/>
          <table:table-cell table:formula="of:=RIGHT([.A536];LEN([.A536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7</text:p>
          </table:table-cell>
          <table:table-cell table:formula="of:=RIGHT([.A537];LEN([.A537])-3)" office:value-type="string" office:string-value="Matheus VargasFortaleza, 26, M(C)" calcext:value-type="string">
            <text:p>Matheus VargasFortaleza, 26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7</text:p>
          </table:table-cell>
          <table:table-cell table:formula="of:=RIGHT([.A538];LEN([.A538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7</text:p>
          </table:table-cell>
          <table:table-cell table:formula="of:=RIGHT([.A539];LEN([.A539])-3)" office:value-type="string" office:string-value="André AndersonSao Paulo, 22, Midfielder" calcext:value-type="string">
            <text:p>André AndersonSao Paulo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  <table:table-cell table:formula="of:=RIGHT([.A540];LEN([.A540])-3)" office:value-type="string" office:string-value="Jean PyerreAvai FC, 24, AM(C)" calcext:value-type="string">
            <text:p>Jean PyerreAvai FC, 24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541];LEN([.A541])-3)" office:value-type="string" office:string-value="Max WalefFortaleza, 28, GK" calcext:value-type="string">
            <text:p>Max WalefFortaleza, 28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6</text:p>
          </table:table-cell>
          <table:table-cell table:formula="of:=RIGHT([.A542];LEN([.A542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543];LEN([.A543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544];LEN([.A544])-3)" office:value-type="string" office:string-value="Gustavo MarquesAmerica MG, 20, Defender" calcext:value-type="string">
            <text:p>Gustavo MarquesAmerica MG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26</text:p>
          </table:table-cell>
          <table:table-cell table:formula="of:=RIGHT([.A545];LEN([.A545])-3)" office:value-type="string" office:string-value="Jean CléberAvai FC, 32, M(C)" calcext:value-type="string">
            <text:p>Jean CléberAvai FC, 3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546];LEN([.A546])-3)" office:value-type="string" office:string-value="WarleyCoritiba, 22, AM(R)" calcext:value-type="string">
            <text:p>WarleyCoritiba, 22, AM(R)</text:p>
          </table:table-cell>
        </table:table-row>
        <table:table-row table:style-name="ro4">
          <table:table-cell table:style-name="Default" table:number-columns-repeated="7"/>
          <table:table-cell table:formula="of:=RIGHT([.A547];LEN([.A54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5</text:p>
          </table:table-cell>
          <table:table-cell table:formula="of:=RIGHT([.A548];LEN([.A548])-3)" office:value-type="string" office:string-value="AuremirGoias, 30, D(R),DMC" calcext:value-type="string">
            <text:p>AuremirGoias, 30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5</text:p>
          </table:table-cell>
          <table:table-cell table:formula="of:=RIGHT([.A549];LEN([.A549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  <table:table-cell table:formula="of:=RIGHT([.A550];LEN([.A550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4</text:p>
          </table:table-cell>
          <table:table-cell table:formula="of:=RIGHT([.A551];LEN([.A551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552];LEN([.A552])-3)" office:value-type="string" office:string-value="LuanSao Paulo, 23, DMC" calcext:value-type="string">
            <text:p>LuanSao Paulo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24</text:p>
          </table:table-cell>
          <table:table-cell table:formula="of:=RIGHT([.A553];LEN([.A553])-3)" office:value-type="string" office:string-value="Luis HenriqueBotafogo RJ, 20, M(LR)" calcext:value-type="string">
            <text:p>Luis HenriqueBotafogo RJ, 20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3</text:p>
          </table:table-cell>
          <table:table-cell table:formula="of:=RIGHT([.A554];LEN([.A554])-3)" office:value-type="string" office:string-value="EdinhoJuventude, 28, AM(LR)" calcext:value-type="string">
            <text:p>EdinhoJuventude, 28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  <table:table-cell table:formula="of:=RIGHT([.A555];LEN([.A555])-3)" office:value-type="string" office:string-value="Felipe MeloFluminense, 39, D(C),M(C)" calcext:value-type="string">
            <text:p>Felipe MeloFluminense, 39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3</text:p>
          </table:table-cell>
          <table:table-cell table:formula="of:=RIGHT([.A556];LEN([.A556])-3)" office:value-type="string" office:string-value="GiovaneCorinthians, 18, Forward" calcext:value-type="string">
            <text:p>GiovaneCorinthians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557];LEN([.A557])-3)" office:value-type="string" office:string-value="FabinhoPalmeiras, 20, Midfielder" calcext:value-type="string">
            <text:p>FabinhoPalmeiras, 20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3</text:p>
          </table:table-cell>
          <table:table-cell table:formula="of:=RIGHT([.A558];LEN([.A558])-3)" office:value-type="string" office:string-value="Júnior MoraesCorinthians, 35, FW" calcext:value-type="string">
            <text:p>Júnior MoraesCorinthians, 3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3</text:p>
          </table:table-cell>
          <table:table-cell table:formula="of:=RIGHT([.A559];LEN([.A559])-3)" office:value-type="string" office:string-value="Renato JúniorGoias, 20, Forward" calcext:value-type="string">
            <text:p>Renato JúniorGoias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560];LEN([.A560])-3)" office:value-type="string" office:string-value="ThalesAvai FC, 28, D(R)" calcext:value-type="string">
            <text:p>ThalesAvai FC, 28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3</text:p>
          </table:table-cell>
          <table:table-cell table:formula="of:=RIGHT([.A561];LEN([.A561])-3)" office:value-type="string" office:string-value="Vinicius BalieiroSantos FC, 23, DMC" calcext:value-type="string">
            <text:p>Vinicius BalieiroSantos FC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3</text:p>
          </table:table-cell>
          <table:table-cell table:formula="of:=RIGHT([.A562];LEN([.A562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3</text:p>
          </table:table-cell>
          <table:table-cell table:formula="of:=RIGHT([.A563];LEN([.A563])-3)" office:value-type="string" office:string-value="JenisonCuiaba, 31, FW" calcext:value-type="string">
            <text:p>Jenison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  <table:table-cell table:formula="of:=RIGHT([.A564];LEN([.A564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2</text:p>
          </table:table-cell>
          <table:table-cell table:formula="of:=RIGHT([.A565];LEN([.A565])-3)" office:value-type="string" office:string-value="Marcão SilvaCuiaba, 31, DMC" calcext:value-type="string">
            <text:p>Marcão SilvaCuiaba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566];LEN([.A566])-3)" office:value-type="string" office:string-value="KlausBotafogo RJ, 28, D(C)" calcext:value-type="string">
            <text:p>KlausBotafogo RJ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567];LEN([.A567])-3)" office:value-type="string" office:string-value="Juan PabloGoias, 20, Defender" calcext:value-type="string">
            <text:p>Juan PabloGoias, 20, Defender</text:p>
          </table:table-cell>
        </table:table-row>
        <table:table-row table:style-name="ro4">
          <table:table-cell table:style-name="Default" table:number-columns-repeated="7"/>
          <table:table-cell table:formula="of:=RIGHT([.A568];LEN([.A568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569];LEN([.A569])-3)" office:value-type="string" office:string-value="Vinícius JaúAvai FC, 24, Forward" calcext:value-type="string">
            <text:p>Vinícius JaúAvai FC, 24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2</text:p>
          </table:table-cell>
          <table:table-cell table:formula="of:=RIGHT([.A570];LEN([.A570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1</text:p>
          </table:table-cell>
          <table:table-cell table:formula="of:=RIGHT([.A571];LEN([.A571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1</text:p>
          </table:table-cell>
          <table:table-cell table:formula="of:=RIGHT([.A572];LEN([.A572])-3)" office:value-type="string" office:string-value="Fábio GomesAtletico MG, 25, FW" calcext:value-type="string">
            <text:p>Fábio GomesAtletico MG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  <table:table-cell table:formula="of:=RIGHT([.A573];LEN([.A573])-3)" office:value-type="string" office:string-value="DentinhoAvai FC, 25, Forward" calcext:value-type="string">
            <text:p>DentinhoAvai FC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  <table:table-cell table:formula="of:=RIGHT([.A574];LEN([.A574])-3)" office:value-type="string" office:string-value="Felipe PiresJuventude, 27, AM(LR)" calcext:value-type="string">
            <text:p>Felipe PiresJuventude, 27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575];LEN([.A575])-3)" office:value-type="string" office:string-value="Robert RenanCorinthians, 18, Defender" calcext:value-type="string">
            <text:p>Robert RenanCorinthians, 18, Defender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1</text:p>
          </table:table-cell>
          <table:table-cell table:formula="of:=RIGHT([.A576];LEN([.A576])-3)" office:value-type="string" office:string-value="WillianFluminense, 35, AM(CLR),FW" calcext:value-type="string">
            <text:p>WillianFluminense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  <table:table-cell table:formula="of:=RIGHT([.A577];LEN([.A577])-3)" office:value-type="string" office:string-value="Alexandre JesusFluminense, 20, Forward" calcext:value-type="string">
            <text:p>Alexandre JesusFluminense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  <table:table-cell table:formula="of:=RIGHT([.A578];LEN([.A578])-3)" office:value-type="string" office:string-value="Rodrigo FreitasAvai FC, 24, D(C)" calcext:value-type="string">
            <text:p>Rodrigo FreitasAvai FC, 24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0</text:p>
          </table:table-cell>
          <table:table-cell table:formula="of:=RIGHT([.A579];LEN([.A579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0</text:p>
          </table:table-cell>
          <table:table-cell table:formula="of:=RIGHT([.A580];LEN([.A580])-3)" office:value-type="string" office:string-value="HugoGoias, 24, Defender" calcext:value-type="string">
            <text:p>HugoGoias, 24, Defender</text:p>
          </table:table-cell>
        </table:table-row>
        <table:table-row table:style-name="ro3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0</text:p>
          </table:table-cell>
          <table:table-cell table:formula="of:=RIGHT([.A581];LEN([.A581])-3)" office:value-type="string" office:string-value="Braian RomeroInternacional, 31, AM(LR),FW" calcext:value-type="string">
            <text:p>Braian RomeroInternacional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20</text:p>
          </table:table-cell>
          <table:table-cell table:formula="of:=RIGHT([.A582];LEN([.A582])-3)" office:value-type="string" office:string-value="Zé RicardoAmerica MG, 26, DMC" calcext:value-type="string">
            <text:p>Zé RicardoAmerica MG, 26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9</text:p>
          </table:table-cell>
          <table:table-cell table:formula="of:=RIGHT([.A583];LEN([.A583])-3)" office:value-type="string" office:string-value="Rafael NavarroPalmeiras, 22, FW" calcext:value-type="string">
            <text:p>Rafael NavarroPalmeiras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9</text:p>
          </table:table-cell>
          <table:table-cell table:formula="of:=RIGHT([.A584];LEN([.A584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19</text:p>
          </table:table-cell>
          <table:table-cell table:formula="of:=RIGHT([.A585];LEN([.A585])-3)" office:value-type="string" office:string-value="Bryan GarcíaAthletico Paranaense, 21, Midfielder" calcext:value-type="string">
            <text:p>Bryan GarcíaAthletico Paranaense, 21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586];LEN([.A586])-3)" office:value-type="string" office:string-value="Pedro BicalhoPalmeiras, 21, Midfielder" calcext:value-type="string">
            <text:p>Pedro BicalhoPalmeiras, 21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8</text:p>
          </table:table-cell>
          <table:table-cell table:formula="of:=RIGHT([.A587];LEN([.A587])-3)" office:value-type="string" office:string-value="João MoreiraSao Paulo, 18, Defender" calcext:value-type="string">
            <text:p>João MoreiraSao Paulo, 18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588];LEN([.A588])-3)" office:value-type="string" office:string-value="Léo RafaelCeara, 21, Midfielder" calcext:value-type="string">
            <text:p>Léo RafaelCeara, 21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589];LEN([.A589])-3)" office:value-type="string" office:string-value="Pablo GarcíaCoritiba, 23, Midfielder" calcext:value-type="string">
            <text:p>Pablo GarcíaCoritiba, 23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590];LEN([.A590])-3)" office:value-type="string" office:string-value="WeslleySantos FC, 18, Forward" calcext:value-type="string">
            <text:p>WeslleySantos FC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591];LEN([.A591])-3)" office:value-type="string" office:string-value="Diego AlvesFlamengo, 37, GK" calcext:value-type="string">
            <text:p>Diego AlvesFlamengo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6</text:p>
          </table:table-cell>
          <table:table-cell table:formula="of:=RIGHT([.A592];LEN([.A592])-3)" office:value-type="string" office:string-value="RoniCorinthians, 23, M(C)" calcext:value-type="string">
            <text:p>RoniCorinthian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6</text:p>
          </table:table-cell>
          <table:table-cell table:formula="of:=RIGHT([.A593];LEN([.A593])-3)" office:value-type="string" office:string-value="Silvio RomeroFortaleza, 34, AM(R),FW" calcext:value-type="string">
            <text:p>Silvio RomeroFortaleza, 34, AM(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5</text:p>
          </table:table-cell>
          <table:table-cell table:formula="of:=RIGHT([.A594];LEN([.A594])-3)" office:value-type="string" office:string-value="PaulãoCuiaba, 36, D(C)" calcext:value-type="string">
            <text:p>PaulãoCuiaba, 3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5</text:p>
          </table:table-cell>
          <table:table-cell table:formula="of:=RIGHT([.A595];LEN([.A595])-3)" office:value-type="string" office:string-value="John KennedyFluminense, 20, FW" calcext:value-type="string">
            <text:p>John KennedyFluminense, 20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15</text:p>
          </table:table-cell>
          <table:table-cell table:formula="of:=RIGHT([.A596];LEN([.A596])-3)" office:value-type="string" office:string-value="NeiltonCoritiba, 28, AM(CLR),FW" calcext:value-type="string">
            <text:p>NeiltonCoritiba, 28, AM(CLR),FW</text:p>
          </table:table-cell>
        </table:table-row>
        <table:table-row table:style-name="ro4">
          <table:table-cell table:style-name="Default" table:number-columns-repeated="7"/>
          <table:table-cell table:formula="of:=RIGHT([.A597];LEN([.A59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5</text:p>
          </table:table-cell>
          <table:table-cell table:formula="of:=RIGHT([.A598];LEN([.A598])-3)" office:value-type="string" office:string-value="Kevin LomónacoRed Bull Bragantino, 20, D(C)" calcext:value-type="string">
            <text:p>Kevin LomónacoRed Bull Bragantino, 2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15</text:p>
          </table:table-cell>
          <table:table-cell table:formula="of:=RIGHT([.A599];LEN([.A599])-3)" office:value-type="string" office:string-value="Hernán PérezCoritiba, 33, M(LR)" calcext:value-type="string">
            <text:p>Hernán PérezCoritiba, 33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5</text:p>
          </table:table-cell>
          <table:table-cell table:formula="of:=RIGHT([.A600];LEN([.A600])-3)" office:value-type="string" office:string-value="Fabrício BaianoFortaleza, 30, D(R),M(CR)" calcext:value-type="string">
            <text:p>Fabrício BaianoFortaleza, 30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601];LEN([.A601])-3)" office:value-type="string" office:string-value="RômuloAvai FC, 27, AM(LR),FW" calcext:value-type="string">
            <text:p>RômuloAvai FC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4</text:p>
          </table:table-cell>
          <table:table-cell table:formula="of:=RIGHT([.A602];LEN([.A602])-3)" office:value-type="string" office:string-value="RégisCoritiba, 29, AM(C)" calcext:value-type="string">
            <text:p>RégisCoriti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4</text:p>
          </table:table-cell>
          <table:table-cell table:formula="of:=RIGHT([.A603];LEN([.A603])-3)" office:value-type="string" office:string-value="WeversonRed Bull Bragantino, 22, D(L)" calcext:value-type="string">
            <text:p>WeversonRed Bull Bragantino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14</text:p>
          </table:table-cell>
          <table:table-cell table:formula="of:=RIGHT([.A604];LEN([.A604])-3)" office:value-type="string" office:string-value="Guilherme CastilhoAtletico MG, 22, M(C)" calcext:value-type="string">
            <text:p>Guilherme CastilhoAtletico MG, 2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605];LEN([.A605])-3)" office:value-type="string" office:string-value="Vitor RicardoFortaleza, 22, Defender" calcext:value-type="string">
            <text:p>Vitor RicardoFortaleza, 22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3</text:p>
          </table:table-cell>
          <table:table-cell table:formula="of:=RIGHT([.A606];LEN([.A606])-3)" office:value-type="string" office:string-value="Renato KayzerFortaleza, 26, FW" calcext:value-type="string">
            <text:p>Renato KayzerFortalez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  <table:table-cell table:formula="of:=RIGHT([.A607];LEN([.A607])-3)" office:value-type="string" office:string-value="Eric RamiresRed Bull Bragantino, 22, M(CR)" calcext:value-type="string">
            <text:p>Eric RamiresRed Bull Bragantino, 22, M(CR)</text:p>
          </table:table-cell>
        </table:table-row>
        <table:table-row table:style-name="ro4">
          <table:table-cell table:style-name="Default" table:number-columns-repeated="7"/>
          <table:table-cell table:formula="of:=RIGHT([.A608];LEN([.A608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2</text:p>
          </table:table-cell>
          <table:table-cell table:formula="of:=RIGHT([.A609];LEN([.A609])-3)" office:value-type="string" office:string-value="MarlonJuventude, 32, M(CR)" calcext:value-type="string">
            <text:p>MarlonJuventude, 32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  <table:table-cell table:formula="of:=RIGHT([.A610];LEN([.A610])-3)" office:value-type="string" office:string-value="DarlanJuventude, 24, DMC" calcext:value-type="string">
            <text:p>DarlanJuventud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2</text:p>
          </table:table-cell>
          <table:table-cell table:formula="of:=RIGHT([.A611];LEN([.A611])-3)" office:value-type="string" office:string-value="Nathan PalafozAvai FC, 23, Forward" calcext:value-type="string">
            <text:p>Nathan PalafozAvai FC, 23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  <table:table-cell table:formula="of:=RIGHT([.A612];LEN([.A612])-3)" office:value-type="string" office:string-value="Pablo SilesAthletico Paranaense, 25, Midfielder" calcext:value-type="string">
            <text:p>Pablo SilesAthletico Paranaense, 25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2</text:p>
          </table:table-cell>
          <table:table-cell table:formula="of:=RIGHT([.A613];LEN([.A613])-3)" office:value-type="string" office:string-value="DentinhoCeara, 33, Midfielder" calcext:value-type="string">
            <text:p>DentinhoCeara, 33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  <table:table-cell table:formula="of:=RIGHT([.A614];LEN([.A614])-3)" office:value-type="string" office:string-value="MarcinhoAvai FC, 27, M(LR)" calcext:value-type="string">
            <text:p>MarcinhoAvai FC, 27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  <table:table-cell table:formula="of:=RIGHT([.A615];LEN([.A615])-3)" office:value-type="string" office:string-value="Daniel CruzBotafogo RJ, 21, Forward" calcext:value-type="string">
            <text:p>Daniel CruzBotafogo RJ, 2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2</text:p>
          </table:table-cell>
          <table:table-cell table:formula="of:=RIGHT([.A616];LEN([.A616])-3)" office:value-type="string" office:string-value="Guilherme ParedeJuventude, 26, AM(LR)" calcext:value-type="string">
            <text:p>Guilherme ParedeJuventude, 26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1</text:p>
          </table:table-cell>
          <table:table-cell table:formula="of:=RIGHT([.A617];LEN([.A617])-3)" office:value-type="string" office:string-value="BruninhoJuventude, 22, Midfielder" calcext:value-type="string">
            <text:p>BruninhoJuventude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1</text:p>
          </table:table-cell>
          <table:table-cell table:formula="of:=RIGHT([.A618];LEN([.A618])-3)" office:value-type="string" office:string-value="Lucas VenturaAvai FC, 24, DMC" calcext:value-type="string">
            <text:p>Lucas VenturaAvai FC, 24, DMC</text:p>
          </table:table-cell>
        </table:table-row>
        <table:table-row table:style-name="ro4">
          <table:table-cell table:style-name="Default" table:number-columns-repeated="7"/>
          <table:table-cell table:formula="of:=RIGHT([.A619];LEN([.A619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1</text:p>
          </table:table-cell>
          <table:table-cell table:formula="of:=RIGHT([.A620];LEN([.A620])-3)" office:value-type="string" office:string-value="Jan HurtadoRed Bull Bragantino, 22, FW" calcext:value-type="string">
            <text:p>Jan HurtadoRed Bull Bragantino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  <table:table-cell table:formula="of:=RIGHT([.A621];LEN([.A621])-3)" office:value-type="string" office:string-value="EstêvãoInternacional, 20, Midfielder" calcext:value-type="string">
            <text:p>EstêvãoInternacional, 20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formula="of:=RIGHT([.A622];LEN([.A622])-3)" office:value-type="string" office:string-value="KelvynCeara, 23, D(L)" calcext:value-type="string">
            <text:p>KelvynCeara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formula="of:=RIGHT([.A623];LEN([.A623])-3)" office:value-type="string" office:string-value="Lucas FassonAthletico Paranaense, 21, D(C)" calcext:value-type="string">
            <text:p>Lucas FassonAthletico Paranaense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formula="of:=RIGHT([.A624];LEN([.A624])-3)" office:value-type="string" office:string-value="PatryckSao Paulo, 19, Defender" calcext:value-type="string">
            <text:p>PatryckSao Paulo, 19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  <table:table-cell table:formula="of:=RIGHT([.A625];LEN([.A625])-3)" office:value-type="string" office:string-value="GeovaneCeara, 23, DMC" calcext:value-type="string">
            <text:p>GeovaneCeara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  <table:table-cell table:formula="of:=RIGHT([.A626];LEN([.A626])-3)" office:value-type="string" office:string-value="Marcos GuilhermeSao Paulo, 27, M(CLR),FW" calcext:value-type="string">
            <text:p>Marcos GuilhermeSao Paulo, 27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0</text:p>
          </table:table-cell>
          <table:table-cell table:formula="of:=RIGHT([.A627];LEN([.A627])-3)" office:value-type="string" office:string-value="Wellington PaulistaAmerica MG, 39, AM(R),FW" calcext:value-type="string">
            <text:p>Wellington PaulistaAmerica MG, 39, AM(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0</text:p>
          </table:table-cell>
          <table:table-cell table:formula="of:=RIGHT([.A628];LEN([.A628])-3)" office:value-type="string" office:string-value="Valentín DepietriFortaleza, 21, Forward" calcext:value-type="string">
            <text:p>Valentín DepietriFortaleza, 2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9</text:p>
          </table:table-cell>
          <table:table-cell table:formula="of:=RIGHT([.A629];LEN([.A629])-3)" office:value-type="string" office:string-value="Caio VidalInternacional, 21, AM(R)" calcext:value-type="string">
            <text:p>Caio VidalInternacional, 21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09</text:p>
          </table:table-cell>
          <table:table-cell table:formula="of:=RIGHT([.A630];LEN([.A630])-3)" office:value-type="string" office:string-value="RodrigoSao Paulo, 18, Midfielder" calcext:value-type="string">
            <text:p>RodrigoSao Paulo, 18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09</text:p>
          </table:table-cell>
          <table:table-cell table:formula="of:=RIGHT([.A631];LEN([.A631])-3)" office:value-type="string" office:string-value="Matheus BabiAthletico Paranaense, 25, FW" calcext:value-type="string">
            <text:p>Matheus BabiAthletico Paranaense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8</text:p>
          </table:table-cell>
          <table:table-cell table:formula="of:=RIGHT([.A632];LEN([.A632])-3)" office:value-type="string" office:string-value="Robinho MoreiraCoritiba, 22, Forward" calcext:value-type="string">
            <text:p>Robinho MoreiraCoritiba, 2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8</text:p>
          </table:table-cell>
          <table:table-cell table:formula="of:=RIGHT([.A633];LEN([.A633])-3)" office:value-type="string" office:string-value="VitinhoAvai FC, 21, Midfielder" calcext:value-type="string">
            <text:p>VitinhoAvai FC, 21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  <table:table-cell table:formula="of:=RIGHT([.A634];LEN([.A634])-3)" office:value-type="string" office:string-value="Miguel MerentielPalmeiras, 26, FW" calcext:value-type="string">
            <text:p>Miguel MerentielPalmeiras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7</text:p>
          </table:table-cell>
          <table:table-cell table:formula="of:=RIGHT([.A635];LEN([.A635])-3)" office:value-type="string" office:string-value="Carlos AlbertoAmerica MG, 20, Forward" calcext:value-type="string">
            <text:p>Carlos AlbertoAmerica MG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07</text:p>
          </table:table-cell>
          <table:table-cell table:formula="of:=RIGHT([.A636];LEN([.A636])-3)" office:value-type="string" office:string-value="Lucas LimaAtletico GO, 22, Midfielder" calcext:value-type="string">
            <text:p>Lucas LimaAtletico GO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7</text:p>
          </table:table-cell>
          <table:table-cell table:formula="of:=RIGHT([.A637];LEN([.A637])-3)" office:value-type="string" office:string-value="LuanSantos FC, 29, AM(CLR),FW" calcext:value-type="string">
            <text:p>LuanSantos FC, 29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06</text:p>
          </table:table-cell>
          <table:table-cell table:formula="of:=RIGHT([.A638];LEN([.A638])-3)" office:value-type="string" office:string-value="Diego PorfirioCoritiba, 23, Defender" calcext:value-type="string">
            <text:p>Diego PorfirioCoritiba, 23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06</text:p>
          </table:table-cell>
          <table:table-cell table:formula="of:=RIGHT([.A639];LEN([.A639])-3)" office:value-type="string" office:string-value="ArthurAmerica MG, 19, Defender" calcext:value-type="string">
            <text:p>ArthurAmerica MG, 19, Defender</text:p>
          </table:table-cell>
        </table:table-row>
        <table:table-row table:style-name="ro4">
          <table:table-cell table:style-name="Default" table:number-columns-repeated="7"/>
          <table:table-cell table:formula="of:=RIGHT([.A640];LEN([.A640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6</text:p>
          </table:table-cell>
          <table:table-cell table:formula="of:=RIGHT([.A641];LEN([.A641])-3)" office:value-type="string" office:string-value="JaílsonPalmeiras, 26, D(C),DMC" calcext:value-type="string">
            <text:p>JaílsonPalmeiras, 26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5</text:p>
          </table:table-cell>
          <table:table-cell table:formula="of:=RIGHT([.A642];LEN([.A642])-3)" office:value-type="string" office:string-value="GustavoAvai FC, 20, Forward" calcext:value-type="string">
            <text:p>GustavoAvai FC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5</text:p>
          </table:table-cell>
          <table:table-cell table:formula="of:=RIGHT([.A643];LEN([.A643])-3)" office:value-type="string" office:string-value="MarlosAthletico Paranaense, 34, AM(CR)" calcext:value-type="string">
            <text:p>MarlosAthletico Paranaense, 34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4</text:p>
          </table:table-cell>
          <table:table-cell table:formula="of:=RIGHT([.A644];LEN([.A644])-3)" office:value-type="string" office:string-value="Ricardo SilvaAmerica MG, 30, D(C)" calcext:value-type="string">
            <text:p>Ricardo SilvaAmerica MG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04</text:p>
          </table:table-cell>
          <table:table-cell table:formula="of:=RIGHT([.A645];LEN([.A645])-3)" office:value-type="string" office:string-value="RicksonAtletico GO, 24, Midfielder" calcext:value-type="string">
            <text:p>RicksonAtletico GO, 24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  <table:table-cell table:formula="of:=RIGHT([.A646];LEN([.A646])-3)" office:value-type="string" office:string-value="XavierCorinthians, 22, DMC" calcext:value-type="string">
            <text:p>XavierCorinthians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3</text:p>
          </table:table-cell>
          <table:table-cell table:formula="of:=RIGHT([.A647];LEN([.A647])-3)" office:value-type="string" office:string-value="Gabriel PiraniSantos FC, 20, AM(C)" calcext:value-type="string">
            <text:p>Gabriel PiraniSantos FC, 20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3</text:p>
          </table:table-cell>
          <table:table-cell table:formula="of:=RIGHT([.A648];LEN([.A648])-3)" office:value-type="string" office:string-value="Juninho ValouraAmerica MG, 36, M(C)" calcext:value-type="string">
            <text:p>Juninho ValouraAmerica MG, 36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3</text:p>
          </table:table-cell>
          <table:table-cell table:formula="of:=RIGHT([.A649];LEN([.A649])-3)" office:value-type="string" office:string-value="Gabriel TotaJuventude, 20, Midfielder" calcext:value-type="string">
            <text:p>Gabriel TotaJuventude, 20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02</text:p>
          </table:table-cell>
          <table:table-cell table:formula="of:=RIGHT([.A650];LEN([.A650])-3)" office:value-type="string" office:string-value="Paulinho MoccelinJuventude, 28, AM(LR)" calcext:value-type="string">
            <text:p>Paulinho MoccelinJuventude, 28, AM(LR)</text:p>
          </table:table-cell>
        </table:table-row>
        <table:table-row table:style-name="ro4">
          <table:table-cell table:style-name="Default" table:number-columns-repeated="7"/>
          <table:table-cell table:formula="of:=RIGHT([.A651];LEN([.A651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1</text:p>
          </table:table-cell>
          <table:table-cell table:formula="of:=RIGHT([.A652];LEN([.A652])-3)" office:value-type="string" office:string-value="Matheus DonelliCorinthians, 20, Goalkeeper" calcext:value-type="string">
            <text:p>Matheus DonelliCorinthians, 20, Goalkeeper</text:p>
          </table:table-cell>
        </table:table-row>
        <table:table-row table:style-name="ro2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0</text:p>
          </table:table-cell>
          <table:table-cell table:formula="of:=RIGHT([.A653];LEN([.A653])-3)" office:value-type="string" office:string-value="Felipe AugustoCorinthians, 18, Forward" calcext:value-type="string">
            <text:p>Felipe AugustoCorinthians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formula="of:=RIGHT([.A654];LEN([.A654])-3)" office:value-type="string" office:string-value="David ConceiçãoFortaleza, 22, Forward" calcext:value-type="string">
            <text:p>David ConceiçãoFortaleza, 2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formula="of:=RIGHT([.A655];LEN([.A655])-3)" office:value-type="string" office:string-value="Gabriel NogaAtletico GO, 20, Defender" calcext:value-type="string">
            <text:p>Gabriel NogaAtletico GO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formula="of:=RIGHT([.A656];LEN([.A656])-3)" office:value-type="string" office:string-value="GlédsonAvai FC, 39, GK" calcext:value-type="string">
            <text:p>GlédsonAvai FC, 39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formula="of:=RIGHT([.A657];LEN([.A657])-3)" office:value-type="string" office:string-value="Lucas RamosInternacional, 21, Midfielder" calcext:value-type="string">
            <text:p>Lucas RamosInternacional, 21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formula="of:=RIGHT([.A658];LEN([.A658])-3)" office:value-type="string" office:string-value="Matheus AlvesGoias, 27, Goalkeeper" calcext:value-type="string">
            <text:p>Matheus AlvesGoias, 27, Goalkeeper</text:p>
          </table:table-cell>
        </table:table-row>
        <table:table-row table:style-name="ro2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formula="of:=RIGHT([.A659];LEN([.A659])-3)" office:value-type="string" office:string-value="Rómulo OteroFortaleza, 29, AM(LR)" calcext:value-type="string">
            <text:p>Rómulo OteroFortaleza, 2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formula="of:=RIGHT([.A660];LEN([.A660])-3)" office:value-type="string" office:string-value="Vitor HugoGoias, 18, Forward" calcext:value-type="string">
            <text:p>Vitor HugoGoias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9</text:p>
          </table:table-cell>
          <table:table-cell table:formula="of:=RIGHT([.A661];LEN([.A661])-3)" office:value-type="string" office:string-value="Gabriel SilvaPalmeiras, 20, FW" calcext:value-type="string">
            <text:p>Gabriel SilvaPalmeiras, 20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9</text:p>
          </table:table-cell>
          <table:table-cell table:formula="of:=RIGHT([.A662];LEN([.A662])-3)" office:value-type="string" office:string-value="João VialleAthletico Paranaense, 19, Defender" calcext:value-type="string">
            <text:p>João VialleAthletico Paranaense, 19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9</text:p>
          </table:table-cell>
          <table:table-cell table:formula="of:=RIGHT([.A663];LEN([.A663])-3)" office:value-type="string" office:string-value="Matheus RibeiroAvai FC, 29, D(R)" calcext:value-type="string">
            <text:p>Matheus RibeiroAvai FC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5.99</text:p>
          </table:table-cell>
          <table:table-cell table:formula="of:=RIGHT([.A664];LEN([.A664])-3)" office:value-type="string" office:string-value="Matheus CadoriniInternacional, 19, Forward" calcext:value-type="string">
            <text:p>Matheus CadoriniInternacional, 19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5.98</text:p>
          </table:table-cell>
          <table:table-cell table:formula="of:=RIGHT([.A665];LEN([.A665])-3)" office:value-type="string" office:string-value="Igor TorresFortaleza, 22, Forward" calcext:value-type="string">
            <text:p>Igor TorresFortaleza, 2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8</text:p>
          </table:table-cell>
          <table:table-cell table:formula="of:=RIGHT([.A666];LEN([.A666])-3)" office:value-type="string" office:string-value="NathanCoritiba, 19, Defender" calcext:value-type="string">
            <text:p>NathanCoritiba, 19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8</text:p>
          </table:table-cell>
          <table:table-cell table:formula="of:=RIGHT([.A667];LEN([.A667])-3)" office:value-type="string" office:string-value="BeraldoSao Paulo, 18, Defender" calcext:value-type="string">
            <text:p>BeraldoSao Paulo, 18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8</text:p>
          </table:table-cell>
          <table:table-cell table:formula="of:=RIGHT([.A668];LEN([.A668])-3)" office:value-type="string" office:string-value="Thiago HelenoAthletico Paranaense, 33, D(C)" calcext:value-type="string">
            <text:p>Thiago HelenoAthletico Paranaense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7</text:p>
          </table:table-cell>
          <table:table-cell table:formula="of:=RIGHT([.A669];LEN([.A669])-3)" office:value-type="string" office:string-value="KawêAmerica MG, 20, Forward" calcext:value-type="string">
            <text:p>KawêAmerica MG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6</text:p>
          </table:table-cell>
          <table:table-cell table:formula="of:=RIGHT([.A670];LEN([.A670])-3)" office:value-type="string" office:string-value="Lucas HalterAthletico Paranaense, 22, D(C)" calcext:value-type="string">
            <text:p>Lucas HalterAthletico Paranaense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  <table:table-cell table:formula="of:=RIGHT([.A671];LEN([.A671])-3)" office:value-type="string" office:string-value="TabataPalmeiras, 25, AM(CLR)" calcext:value-type="string">
            <text:p>TabataPalmeiras, 25, AM(CLR)</text:p>
          </table:table-cell>
        </table:table-row>
        <table:table-row table:style-name="ro4">
          <table:table-cell table:style-name="Default" table:number-columns-repeated="7"/>
          <table:table-cell table:formula="of:=RIGHT([.A672];LEN([.A672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5.95</text:p>
          </table:table-cell>
          <table:table-cell table:formula="of:=RIGHT([.A673];LEN([.A673])-3)" office:value-type="string" office:string-value="João VictorCeara, 18, Forward" calcext:value-type="string">
            <text:p>João VictorCeara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5</text:p>
          </table:table-cell>
          <table:table-cell table:formula="of:=RIGHT([.A674];LEN([.A674])-3)" office:value-type="string" office:string-value="RikelmiBotafogo RJ, 21, Forward" calcext:value-type="string">
            <text:p>RikelmiBotafogo RJ, 2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  <table:table-cell table:formula="of:=RIGHT([.A675];LEN([.A675])-3)" office:value-type="string" office:string-value="Wesley RibeiroCorinthians, 17, Midfielder" calcext:value-type="string">
            <text:p>Wesley RibeiroCorinthians, 17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5</text:p>
          </table:table-cell>
          <table:table-cell table:formula="of:=RIGHT([.A676];LEN([.A676])-3)" office:value-type="string" office:string-value="DiegoBotafogo RJ, 24, GK" calcext:value-type="string">
            <text:p>DiegoBotafogo RJ, 2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4</text:p>
          </table:table-cell>
          <table:table-cell table:formula="of:=RIGHT([.A677];LEN([.A677])-3)" office:value-type="string" office:string-value="John MercadoAthletico Paranaense, 20, Forward" calcext:value-type="string">
            <text:p>John MercadoAthletico Paranaense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92</text:p>
          </table:table-cell>
          <table:table-cell table:formula="of:=RIGHT([.A678];LEN([.A678])-3)" office:value-type="string" office:string-value="DeyversonCuiaba, 31, FW" calcext:value-type="string">
            <text:p>Deyverson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2</text:p>
          </table:table-cell>
          <table:table-cell table:formula="of:=RIGHT([.A679];LEN([.A679])-3)" office:value-type="string" office:string-value="GiovaniPalmeiras, 18, Forward" calcext:value-type="string">
            <text:p>GiovaniPalmeiras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1</text:p>
          </table:table-cell>
          <table:table-cell table:formula="of:=RIGHT([.A680];LEN([.A680])-3)" office:value-type="string" office:string-value="Henrique LordeloGoias, 22, M(C)" calcext:value-type="string">
            <text:p>Henrique LordeloGoias, 2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.90</text:p>
          </table:table-cell>
          <table:table-cell table:formula="of:=RIGHT([.A681];LEN([.A681])-3)" office:value-type="string" office:string-value="Jonathan CafúCuiaba, 31, AM(R),FW" calcext:value-type="string">
            <text:p>Jonathan CafúCuiaba, 31, AM(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0</text:p>
          </table:table-cell>
          <table:table-cell table:formula="of:=RIGHT([.A682];LEN([.A682])-3)" office:value-type="string" office:string-value="RicardinhoAtletico GO, 21, FW" calcext:value-type="string">
            <text:p>RicardinhoAtletico GO, 21, F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00:14:02.126953625</meta:creation-date>
    <meta:editing-duration>PT8H22M</meta:editing-duration>
    <meta:editing-cycles>3</meta:editing-cycles>
    <meta:generator>LibreOffice/7.3.4.2$Linux_X86_64 LibreOffice_project/30$Build-2</meta:generator>
    <dc:date>2022-08-17T08:46:14.819626478</dc:date>
    <meta:document-statistic meta:table-count="1" meta:cell-count="5224" meta:object-count="0"/>
  </office:meta>
</office:document-meta>
</file>